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839in"/>
    </style:style>
    <style:style style:name="co2" style:family="table-column">
      <style:table-column-properties fo:break-before="auto" style:column-width="0.7992in"/>
    </style:style>
    <style:style style:name="co3" style:family="table-column">
      <style:table-column-properties fo:break-before="auto" style:column-width="0.95in"/>
    </style:style>
    <style:style style:name="co4" style:family="table-column">
      <style:table-column-properties fo:break-before="auto" style:column-width="0.6917in"/>
    </style:style>
    <style:style style:name="co5" style:family="table-column">
      <style:table-column-properties fo:break-before="auto" style:column-width="0.778in"/>
    </style:style>
    <style:style style:name="co6" style:family="table-column">
      <style:table-column-properties fo:break-before="auto" style:column-width="0.6453in"/>
    </style:style>
    <style:style style:name="co7" style:family="table-column">
      <style:table-column-properties fo:break-before="auto" style:column-width="0.4654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4.5445in"/>
    </style:style>
    <style:style style:name="co10" style:family="table-column">
      <style:table-column-properties fo:break-before="auto" style:column-width="7.7728in"/>
    </style:style>
    <style:style style:name="co11" style:family="table-column">
      <style:table-column-properties fo:break-before="auto" style:column-width="0.61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09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row table:style-name="ro1">
          <table:table-cell office:value-type="string">
            <text:p>#==================== COMMENTS ====================</text:p>
          </table:table-cell>
          <table:table-cell table:number-columns-repeated="10"/>
        </table:table-row>
        <table:table-row table:style-name="ro1">
          <table:table-cell office:value-type="string">
            <text:p>GurobiModelSolver</text:p>
          </table:table-cell>
          <table:table-cell table:number-columns-repeated="10"/>
        </table:table-row>
        <table:table-row table:style-name="ro1">
          <table:table-cell office:value-type="string">
            <text:p>#==================================================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office:value-type="string">
            <text:p>Time</text:p>
          </table:table-cell>
          <table:table-cell office:value-type="string">
            <text:p>ExplNodes</text:p>
          </table:table-cell>
          <table:table-cell office:value-type="string">
            <text:p>UnexplNodes</text:p>
          </table:table-cell>
          <table:table-cell office:value-type="string">
            <text:p>SolCount</text:p>
          </table:table-cell>
          <table:table-cell office:value-type="string">
            <text:p>Incumbent</text:p>
          </table:table-cell>
          <table:table-cell office:value-type="string">
            <text:p>BestBd</text:p>
          </table:table-cell>
          <table:table-cell office:value-type="string">
            <text:p>Gap</text:p>
          </table:table-cell>
          <table:table-cell office:value-type="string">
            <text:p>RelInc</text:p>
          </table:table-cell>
          <table:table-cell office:value-type="string">
            <text:p>RelBestBnd</text:p>
          </table:table-cell>
          <table:table-cell>
            <draw:frame table:end-cell-address="Sheet1.S30" table:end-x="0.828in" table:end-y="0.1122in" draw:z-index="1" draw:style-name="gr1" svg:width="7.9469in" svg:height="4.3756in" svg:x="0.8823in" svg:y="0.0004in">
              <draw:object draw:notify-on-update-of-ranges="Sheet1.A7:Sheet1.A60 Sheet1.E6:Sheet1.E6 Sheet1.E7:Sheet1.E60 Sheet1.A7:Sheet1.A60 Sheet1.F6:Sheet1.F6 Sheet1.F7:Sheet1.F60 Sheet1.A7:Sheet1.A60 Sheet1.G6:Sheet1.G6 Sheet1.G7:Sheet1.G6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119.487">
            <text:p>12119.487</text:p>
          </table:table-cell>
          <table:table-cell/>
          <table:table-cell office:value-type="float" office:value="1">
            <text:p>1</text:p>
          </table:table-cell>
          <table:table-cell table:formula="of:=[.E7]/[.E$60]" office:value-type="float" office:value="1.06330205057531">
            <text:p>1.0633020506</text:p>
          </table:table-cell>
          <table:table-cell table:formula="of:=[.F7]/[.F$60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119.487">
            <text:p>12119.487</text:p>
          </table:table-cell>
          <table:table-cell office:value-type="float" office:value="11234.877">
            <text:p>11234.877</text:p>
          </table:table-cell>
          <table:table-cell office:value-type="float" office:value="0.079">
            <text:p>0.079</text:p>
          </table:table-cell>
          <table:table-cell table:formula="of:=[.E8]/[.E$60]" office:value-type="float" office:value="1.06330205057531">
            <text:p>1.0633020506</text:p>
          </table:table-cell>
          <table:table-cell table:formula="of:=[.F8]/[.F$60]" office:value-type="float" office:value="0.9856908755347">
            <text:p>0.9856908755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119.487">
            <text:p>12119.487</text:p>
          </table:table-cell>
          <table:table-cell office:value-type="float" office:value="11241.263">
            <text:p>11241.263</text:p>
          </table:table-cell>
          <table:table-cell office:value-type="float" office:value="0.078">
            <text:p>0.078</text:p>
          </table:table-cell>
          <table:table-cell table:formula="of:=[.E9]/[.E$60]" office:value-type="float" office:value="1.06330205057531">
            <text:p>1.0633020506</text:p>
          </table:table-cell>
          <table:table-cell table:formula="of:=[.F9]/[.F$60]" office:value-type="float" office:value="0.98625115064329">
            <text:p>0.9862511506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number-columns-repeated="3" office:value-type="float" office:value="1">
            <text:p>1</text:p>
          </table:table-cell>
          <table:table-cell office:value-type="float" office:value="12119.487">
            <text:p>12119.487</text:p>
          </table:table-cell>
          <table:table-cell office:value-type="float" office:value="11241.305">
            <text:p>11241.305</text:p>
          </table:table-cell>
          <table:table-cell office:value-type="float" office:value="0.078">
            <text:p>0.078</text:p>
          </table:table-cell>
          <table:table-cell table:formula="of:=[.E10]/[.E$60]" office:value-type="float" office:value="1.06330205057531">
            <text:p>1.0633020506</text:p>
          </table:table-cell>
          <table:table-cell table:formula="of:=[.F10]/[.F$60]" office:value-type="float" office:value="0.986254835509334">
            <text:p>0.9862548355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119.487">
            <text:p>12119.487</text:p>
          </table:table-cell>
          <table:table-cell office:value-type="float" office:value="11241.929">
            <text:p>11241.929</text:p>
          </table:table-cell>
          <table:table-cell office:value-type="float" office:value="0.078">
            <text:p>0.078</text:p>
          </table:table-cell>
          <table:table-cell table:formula="of:=[.E11]/[.E$60]" office:value-type="float" office:value="1.06330205057531">
            <text:p>1.0633020506</text:p>
          </table:table-cell>
          <table:table-cell table:formula="of:=[.F11]/[.F$60]" office:value-type="float" office:value="0.986309582090568">
            <text:p>0.9863095821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119.487">
            <text:p>12119.487</text:p>
          </table:table-cell>
          <table:table-cell office:value-type="float" office:value="11243.453">
            <text:p>11243.453</text:p>
          </table:table-cell>
          <table:table-cell office:value-type="float" office:value="0.078">
            <text:p>0.078</text:p>
          </table:table-cell>
          <table:table-cell table:formula="of:=[.E12]/[.E$60]" office:value-type="float" office:value="1.06330205057531">
            <text:p>1.0633020506</text:p>
          </table:table-cell>
          <table:table-cell table:formula="of:=[.F12]/[.F$60]" office:value-type="float" office:value="0.986443290087044">
            <text:p>0.9864432901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119.487">
            <text:p>12119.487</text:p>
          </table:table-cell>
          <table:table-cell office:value-type="float" office:value="11243.598">
            <text:p>11243.598</text:p>
          </table:table-cell>
          <table:table-cell office:value-type="float" office:value="0.078">
            <text:p>0.078</text:p>
          </table:table-cell>
          <table:table-cell table:formula="of:=[.E13]/[.E$60]" office:value-type="float" office:value="1.06330205057531">
            <text:p>1.0633020506</text:p>
          </table:table-cell>
          <table:table-cell table:formula="of:=[.F13]/[.F$60]" office:value-type="float" office:value="0.986456011648388">
            <text:p>0.9864560116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2119.487">
            <text:p>12119.487</text:p>
          </table:table-cell>
          <table:table-cell office:value-type="float" office:value="11243.948">
            <text:p>11243.948</text:p>
          </table:table-cell>
          <table:table-cell office:value-type="float" office:value="0.078">
            <text:p>0.078</text:p>
          </table:table-cell>
          <table:table-cell table:formula="of:=[.E14]/[.E$60]" office:value-type="float" office:value="1.06330205057531">
            <text:p>1.0633020506</text:p>
          </table:table-cell>
          <table:table-cell table:formula="of:=[.F14]/[.F$60]" office:value-type="float" office:value="0.986486718865426">
            <text:p>0.9864867189</text:p>
          </table:table-cell>
          <table:table-cell table:number-columns-repeated="2"/>
        </table:table-row>
        <table:table-row table:style-name="ro1">
          <table:table-cell office:value-type="float" office:value="713">
            <text:p>713</text:p>
          </table:table-cell>
          <table:table-cell table:number-columns-repeated="2" office:value-type="float" office:value="3868">
            <text:p>3868</text:p>
          </table:table-cell>
          <table:table-cell office:value-type="float" office:value="1">
            <text:p>1</text:p>
          </table:table-cell>
          <table:table-cell office:value-type="float" office:value="12119.487">
            <text:p>12119.487</text:p>
          </table:table-cell>
          <table:table-cell office:value-type="float" office:value="11244.723">
            <text:p>11244.723</text:p>
          </table:table-cell>
          <table:table-cell office:value-type="float" office:value="0.078">
            <text:p>0.078</text:p>
          </table:table-cell>
          <table:table-cell table:formula="of:=[.E15]/[.E$60]" office:value-type="float" office:value="1.06330205057531">
            <text:p>1.0633020506</text:p>
          </table:table-cell>
          <table:table-cell table:formula="of:=[.F15]/[.F$60]" office:value-type="float" office:value="0.986554713417439">
            <text:p>0.9865547134</text:p>
          </table:table-cell>
          <table:table-cell table:number-columns-repeated="2"/>
        </table:table-row>
        <table:table-row table:style-name="ro1">
          <table:table-cell office:value-type="float" office:value="737">
            <text:p>737</text:p>
          </table:table-cell>
          <table:table-cell table:number-columns-repeated="2" office:value-type="float" office:value="3869">
            <text:p>3869</text:p>
          </table:table-cell>
          <table:table-cell office:value-type="float" office:value="1">
            <text:p>1</text:p>
          </table:table-cell>
          <table:table-cell office:value-type="float" office:value="12119.487">
            <text:p>12119.487</text:p>
          </table:table-cell>
          <table:table-cell office:value-type="float" office:value="11247.425">
            <text:p>11247.425</text:p>
          </table:table-cell>
          <table:table-cell office:value-type="float" office:value="0.078">
            <text:p>0.078</text:p>
          </table:table-cell>
          <table:table-cell table:formula="of:=[.E16]/[.E$60]" office:value-type="float" office:value="1.06330205057531">
            <text:p>1.0633020506</text:p>
          </table:table-cell>
          <table:table-cell table:formula="of:=[.F16]/[.F$60]" office:value-type="float" office:value="0.986791773132975">
            <text:p>0.9867917731</text:p>
          </table:table-cell>
          <table:table-cell table:number-columns-repeated="2"/>
        </table:table-row>
        <table:table-row table:style-name="ro1">
          <table:table-cell office:value-type="float" office:value="765">
            <text:p>765</text:p>
          </table:table-cell>
          <table:table-cell table:number-columns-repeated="2" office:value-type="float" office:value="3872">
            <text:p>3872</text:p>
          </table:table-cell>
          <table:table-cell office:value-type="float" office:value="1">
            <text:p>1</text:p>
          </table:table-cell>
          <table:table-cell office:value-type="float" office:value="12119.487">
            <text:p>12119.487</text:p>
          </table:table-cell>
          <table:table-cell office:value-type="float" office:value="11247.479">
            <text:p>11247.479</text:p>
          </table:table-cell>
          <table:table-cell office:value-type="float" office:value="0.078">
            <text:p>0.078</text:p>
          </table:table-cell>
          <table:table-cell table:formula="of:=[.E17]/[.E$60]" office:value-type="float" office:value="1.06330205057531">
            <text:p>1.0633020506</text:p>
          </table:table-cell>
          <table:table-cell table:formula="of:=[.F17]/[.F$60]" office:value-type="float" office:value="0.986796510817889">
            <text:p>0.9867965108</text:p>
          </table:table-cell>
          <table:table-cell table:number-columns-repeated="2"/>
        </table:table-row>
        <table:table-row table:style-name="ro1">
          <table:table-cell office:value-type="float" office:value="784">
            <text:p>784</text:p>
          </table:table-cell>
          <table:table-cell table:number-columns-repeated="2" office:value-type="float" office:value="3874">
            <text:p>3874</text:p>
          </table:table-cell>
          <table:table-cell office:value-type="float" office:value="1">
            <text:p>1</text:p>
          </table:table-cell>
          <table:table-cell office:value-type="float" office:value="12119.487">
            <text:p>12119.487</text:p>
          </table:table-cell>
          <table:table-cell office:value-type="float" office:value="11256.765">
            <text:p>11256.765</text:p>
          </table:table-cell>
          <table:table-cell office:value-type="float" office:value="0.077">
            <text:p>0.077</text:p>
          </table:table-cell>
          <table:table-cell table:formula="of:=[.E18]/[.E$60]" office:value-type="float" office:value="1.06330205057531">
            <text:p>1.0633020506</text:p>
          </table:table-cell>
          <table:table-cell table:formula="of:=[.F18]/[.F$60]" office:value-type="float" office:value="0.987611217153367">
            <text:p>0.9876112172</text:p>
          </table:table-cell>
          <table:table-cell table:number-columns-repeated="2"/>
        </table:table-row>
        <table:table-row table:style-name="ro1">
          <table:table-cell office:value-type="float" office:value="792">
            <text:p>792</text:p>
          </table:table-cell>
          <table:table-cell table:number-columns-repeated="2" office:value-type="float" office:value="3875">
            <text:p>3875</text:p>
          </table:table-cell>
          <table:table-cell office:value-type="float" office:value="1">
            <text:p>1</text:p>
          </table:table-cell>
          <table:table-cell office:value-type="float" office:value="12119.487">
            <text:p>12119.487</text:p>
          </table:table-cell>
          <table:table-cell office:value-type="float" office:value="11258.634">
            <text:p>11258.634</text:p>
          </table:table-cell>
          <table:table-cell office:value-type="float" office:value="0.076">
            <text:p>0.076</text:p>
          </table:table-cell>
          <table:table-cell table:formula="of:=[.E19]/[.E$60]" office:value-type="float" office:value="1.06330205057531">
            <text:p>1.0633020506</text:p>
          </table:table-cell>
          <table:table-cell table:formula="of:=[.F19]/[.F$60]" office:value-type="float" office:value="0.987775193692352">
            <text:p>0.9877751937</text:p>
          </table:table-cell>
          <table:table-cell table:number-columns-repeated="2"/>
        </table:table-row>
        <table:table-row table:style-name="ro1">
          <table:table-cell office:value-type="float" office:value="809">
            <text:p>809</text:p>
          </table:table-cell>
          <table:table-cell table:number-columns-repeated="2" office:value-type="float" office:value="3877">
            <text:p>3877</text:p>
          </table:table-cell>
          <table:table-cell office:value-type="float" office:value="1">
            <text:p>1</text:p>
          </table:table-cell>
          <table:table-cell office:value-type="float" office:value="12119.487">
            <text:p>12119.487</text:p>
          </table:table-cell>
          <table:table-cell office:value-type="float" office:value="11260.527">
            <text:p>11260.527</text:p>
          </table:table-cell>
          <table:table-cell office:value-type="float" office:value="0.076">
            <text:p>0.076</text:p>
          </table:table-cell>
          <table:table-cell table:formula="of:=[.E20]/[.E$60]" office:value-type="float" office:value="1.06330205057531">
            <text:p>1.0633020506</text:p>
          </table:table-cell>
          <table:table-cell table:formula="of:=[.F20]/[.F$60]" office:value-type="float" office:value="0.987941275869076">
            <text:p>0.9879412759</text:p>
          </table:table-cell>
          <table:table-cell table:number-columns-repeated="2"/>
        </table:table-row>
        <table:table-row table:style-name="ro1">
          <table:table-cell office:value-type="float" office:value="826">
            <text:p>826</text:p>
          </table:table-cell>
          <table:table-cell table:number-columns-repeated="2" office:value-type="float" office:value="3879">
            <text:p>3879</text:p>
          </table:table-cell>
          <table:table-cell office:value-type="float" office:value="1">
            <text:p>1</text:p>
          </table:table-cell>
          <table:table-cell office:value-type="float" office:value="12119.487">
            <text:p>12119.487</text:p>
          </table:table-cell>
          <table:table-cell office:value-type="float" office:value="11263.143">
            <text:p>11263.143</text:p>
          </table:table-cell>
          <table:table-cell office:value-type="float" office:value="0.076">
            <text:p>0.076</text:p>
          </table:table-cell>
          <table:table-cell table:formula="of:=[.E21]/[.E$60]" office:value-type="float" office:value="1.06330205057531">
            <text:p>1.0633020506</text:p>
          </table:table-cell>
          <table:table-cell table:formula="of:=[.F21]/[.F$60]" office:value-type="float" office:value="0.98817079038271">
            <text:p>0.9881707904</text:p>
          </table:table-cell>
          <table:table-cell table:number-columns-repeated="2"/>
        </table:table-row>
        <table:table-row table:style-name="ro1">
          <table:table-cell office:value-type="float" office:value="832">
            <text:p>832</text:p>
          </table:table-cell>
          <table:table-cell table:number-columns-repeated="2" office:value-type="float" office:value="3882">
            <text:p>3882</text:p>
          </table:table-cell>
          <table:table-cell office:value-type="float" office:value="1">
            <text:p>1</text:p>
          </table:table-cell>
          <table:table-cell office:value-type="float" office:value="12119.487">
            <text:p>12119.487</text:p>
          </table:table-cell>
          <table:table-cell office:value-type="float" office:value="11266.25">
            <text:p>11266.25</text:p>
          </table:table-cell>
          <table:table-cell office:value-type="float" office:value="0.076">
            <text:p>0.076</text:p>
          </table:table-cell>
          <table:table-cell table:formula="of:=[.E22]/[.E$60]" office:value-type="float" office:value="1.06330205057531">
            <text:p>1.0633020506</text:p>
          </table:table-cell>
          <table:table-cell table:formula="of:=[.F22]/[.F$60]" office:value-type="float" office:value="0.988443382735104">
            <text:p>0.9884433827</text:p>
          </table:table-cell>
          <table:table-cell table:number-columns-repeated="2"/>
        </table:table-row>
        <table:table-row table:style-name="ro1">
          <table:table-cell office:value-type="float" office:value="845">
            <text:p>845</text:p>
          </table:table-cell>
          <table:table-cell table:number-columns-repeated="2" office:value-type="float" office:value="3886">
            <text:p>3886</text:p>
          </table:table-cell>
          <table:table-cell office:value-type="float" office:value="1">
            <text:p>1</text:p>
          </table:table-cell>
          <table:table-cell office:value-type="float" office:value="12119.487">
            <text:p>12119.487</text:p>
          </table:table-cell>
          <table:table-cell office:value-type="float" office:value="11266.271">
            <text:p>11266.271</text:p>
          </table:table-cell>
          <table:table-cell office:value-type="float" office:value="0.076">
            <text:p>0.076</text:p>
          </table:table-cell>
          <table:table-cell table:formula="of:=[.E23]/[.E$60]" office:value-type="float" office:value="1.06330205057531">
            <text:p>1.0633020506</text:p>
          </table:table-cell>
          <table:table-cell table:formula="of:=[.F23]/[.F$60]" office:value-type="float" office:value="0.988445225168126">
            <text:p>0.9884452252</text:p>
          </table:table-cell>
          <table:table-cell table:number-columns-repeated="2"/>
        </table:table-row>
        <table:table-row table:style-name="ro1">
          <table:table-cell office:value-type="float" office:value="853">
            <text:p>853</text:p>
          </table:table-cell>
          <table:table-cell table:number-columns-repeated="2" office:value-type="float" office:value="3888">
            <text:p>3888</text:p>
          </table:table-cell>
          <table:table-cell office:value-type="float" office:value="1">
            <text:p>1</text:p>
          </table:table-cell>
          <table:table-cell office:value-type="float" office:value="12119.487">
            <text:p>12119.487</text:p>
          </table:table-cell>
          <table:table-cell office:value-type="float" office:value="11270.208">
            <text:p>11270.208</text:p>
          </table:table-cell>
          <table:table-cell office:value-type="float" office:value="0.075">
            <text:p>0.075</text:p>
          </table:table-cell>
          <table:table-cell table:formula="of:=[.E24]/[.E$60]" office:value-type="float" office:value="1.06330205057531">
            <text:p>1.0633020506</text:p>
          </table:table-cell>
          <table:table-cell table:formula="of:=[.F24]/[.F$60]" office:value-type="float" office:value="0.988790637492354">
            <text:p>0.9887906375</text:p>
          </table:table-cell>
          <table:table-cell table:number-columns-repeated="2"/>
        </table:table-row>
        <table:table-row table:style-name="ro1">
          <table:table-cell office:value-type="float" office:value="855">
            <text:p>855</text:p>
          </table:table-cell>
          <table:table-cell table:number-columns-repeated="2" office:value-type="float" office:value="3890">
            <text:p>3890</text:p>
          </table:table-cell>
          <table:table-cell office:value-type="float" office:value="1">
            <text:p>1</text:p>
          </table:table-cell>
          <table:table-cell office:value-type="float" office:value="12119.487">
            <text:p>12119.487</text:p>
          </table:table-cell>
          <table:table-cell office:value-type="float" office:value="11271.21">
            <text:p>11271.21</text:p>
          </table:table-cell>
          <table:table-cell office:value-type="float" office:value="0.075">
            <text:p>0.075</text:p>
          </table:table-cell>
          <table:table-cell table:formula="of:=[.E25]/[.E$60]" office:value-type="float" office:value="1.06330205057531">
            <text:p>1.0633020506</text:p>
          </table:table-cell>
          <table:table-cell table:formula="of:=[.F25]/[.F$60]" office:value-type="float" office:value="0.988878547867989">
            <text:p>0.9888785479</text:p>
          </table:table-cell>
          <table:table-cell table:number-columns-repeated="2"/>
        </table:table-row>
        <table:table-row table:style-name="ro1">
          <table:table-cell office:value-type="float" office:value="860">
            <text:p>860</text:p>
          </table:table-cell>
          <table:table-cell table:number-columns-repeated="2" office:value-type="float" office:value="3892">
            <text:p>3892</text:p>
          </table:table-cell>
          <table:table-cell office:value-type="float" office:value="1">
            <text:p>1</text:p>
          </table:table-cell>
          <table:table-cell office:value-type="float" office:value="12119.487">
            <text:p>12119.487</text:p>
          </table:table-cell>
          <table:table-cell office:value-type="float" office:value="11280.289">
            <text:p>11280.289</text:p>
          </table:table-cell>
          <table:table-cell office:value-type="float" office:value="0.074">
            <text:p>0.074</text:p>
          </table:table-cell>
          <table:table-cell table:formula="of:=[.E26]/[.E$60]" office:value-type="float" office:value="1.06330205057531">
            <text:p>1.0633020506</text:p>
          </table:table-cell>
          <table:table-cell table:formula="of:=[.F26]/[.F$60]" office:value-type="float" office:value="0.989675093077962">
            <text:p>0.9896750931</text:p>
          </table:table-cell>
          <table:table-cell table:number-columns-repeated="2"/>
        </table:table-row>
        <table:table-row table:style-name="ro1">
          <table:table-cell office:value-type="float" office:value="864">
            <text:p>864</text:p>
          </table:table-cell>
          <table:table-cell table:number-columns-repeated="2" office:value-type="float" office:value="3894">
            <text:p>3894</text:p>
          </table:table-cell>
          <table:table-cell office:value-type="float" office:value="1">
            <text:p>1</text:p>
          </table:table-cell>
          <table:table-cell office:value-type="float" office:value="12119.487">
            <text:p>12119.487</text:p>
          </table:table-cell>
          <table:table-cell office:value-type="float" office:value="11286.973">
            <text:p>11286.973</text:p>
          </table:table-cell>
          <table:table-cell office:value-type="float" office:value="0.074">
            <text:p>0.074</text:p>
          </table:table-cell>
          <table:table-cell table:formula="of:=[.E27]/[.E$60]" office:value-type="float" office:value="1.06330205057531">
            <text:p>1.0633020506</text:p>
          </table:table-cell>
          <table:table-cell table:formula="of:=[.F27]/[.F$60]" office:value-type="float" office:value="0.990261513188487">
            <text:p>0.9902615132</text:p>
          </table:table-cell>
          <table:table-cell table:number-columns-repeated="2"/>
        </table:table-row>
        <table:table-row table:style-name="ro1">
          <table:table-cell office:value-type="float" office:value="866">
            <text:p>866</text:p>
          </table:table-cell>
          <table:table-cell table:number-columns-repeated="2" office:value-type="float" office:value="3896">
            <text:p>3896</text:p>
          </table:table-cell>
          <table:table-cell office:value-type="float" office:value="1">
            <text:p>1</text:p>
          </table:table-cell>
          <table:table-cell office:value-type="float" office:value="12119.487">
            <text:p>12119.487</text:p>
          </table:table-cell>
          <table:table-cell office:value-type="float" office:value="11288.587">
            <text:p>11288.587</text:p>
          </table:table-cell>
          <table:table-cell office:value-type="float" office:value="0.074">
            <text:p>0.074</text:p>
          </table:table-cell>
          <table:table-cell table:formula="of:=[.E28]/[.E$60]" office:value-type="float" office:value="1.06330205057531">
            <text:p>1.0633020506</text:p>
          </table:table-cell>
          <table:table-cell table:formula="of:=[.F28]/[.F$60]" office:value-type="float" office:value="0.990403117326486">
            <text:p>0.9904031173</text:p>
          </table:table-cell>
          <table:table-cell table:number-columns-repeated="2"/>
        </table:table-row>
        <table:table-row table:style-name="ro1">
          <table:table-cell office:value-type="float" office:value="868">
            <text:p>868</text:p>
          </table:table-cell>
          <table:table-cell table:number-columns-repeated="2" office:value-type="float" office:value="3898">
            <text:p>3898</text:p>
          </table:table-cell>
          <table:table-cell office:value-type="float" office:value="1">
            <text:p>1</text:p>
          </table:table-cell>
          <table:table-cell office:value-type="float" office:value="12119.487">
            <text:p>12119.487</text:p>
          </table:table-cell>
          <table:table-cell office:value-type="float" office:value="11289.682">
            <text:p>11289.682</text:p>
          </table:table-cell>
          <table:table-cell office:value-type="float" office:value="0.074">
            <text:p>0.074</text:p>
          </table:table-cell>
          <table:table-cell table:formula="of:=[.E29]/[.E$60]" office:value-type="float" office:value="1.06330205057531">
            <text:p>1.0633020506</text:p>
          </table:table-cell>
          <table:table-cell table:formula="of:=[.F29]/[.F$60]" office:value-type="float" office:value="0.990499187048363">
            <text:p>0.990499187</text:p>
          </table:table-cell>
          <table:table-cell table:number-columns-repeated="2"/>
        </table:table-row>
        <table:table-row table:style-name="ro1">
          <table:table-cell office:value-type="float" office:value="888">
            <text:p>888</text:p>
          </table:table-cell>
          <table:table-cell table:number-columns-repeated="2" office:value-type="float" office:value="3904">
            <text:p>3904</text:p>
          </table:table-cell>
          <table:table-cell office:value-type="float" office:value="1">
            <text:p>1</text:p>
          </table:table-cell>
          <table:table-cell office:value-type="float" office:value="12119.487">
            <text:p>12119.487</text:p>
          </table:table-cell>
          <table:table-cell office:value-type="float" office:value="11296.735">
            <text:p>11296.735</text:p>
          </table:table-cell>
          <table:table-cell office:value-type="float" office:value="0.073">
            <text:p>0.073</text:p>
          </table:table-cell>
          <table:table-cell table:formula="of:=[.E30]/[.E$60]" office:value-type="float" office:value="1.06330205057531">
            <text:p>1.0633020506</text:p>
          </table:table-cell>
          <table:table-cell table:formula="of:=[.F30]/[.F$60]" office:value-type="float" office:value="0.991117981339137">
            <text:p>0.9911179813</text:p>
          </table:table-cell>
          <table:table-cell/>
          <table:table-cell>
            <draw:frame table:end-cell-address="Sheet1.S52" table:end-x="0.6079in" table:end-y="0.1756in" draw:z-index="0" draw:style-name="gr1" svg:width="7.7035in" svg:height="3.8961in" svg:x="0.0165in" svg:y="0.176in">
              <draw:object draw:notify-on-update-of-ranges="Sheet1.A6:Sheet1.A6 Sheet1.A7:Sheet1.A60 Sheet1.H6:Sheet1.H6 Sheet1.H7:Sheet1.H60 Sheet1.A6:Sheet1.A6 Sheet1.A7:Sheet1.A60 Sheet1.I6:Sheet1.I6 Sheet1.I7:Sheet1.I6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895">
            <text:p>895</text:p>
          </table:table-cell>
          <table:table-cell table:number-columns-repeated="2" office:value-type="float" office:value="3908">
            <text:p>3908</text:p>
          </table:table-cell>
          <table:table-cell office:value-type="float" office:value="1">
            <text:p>1</text:p>
          </table:table-cell>
          <table:table-cell office:value-type="float" office:value="12119.487">
            <text:p>12119.487</text:p>
          </table:table-cell>
          <table:table-cell office:value-type="float" office:value="11297.813">
            <text:p>11297.813</text:p>
          </table:table-cell>
          <table:table-cell office:value-type="float" office:value="0.073">
            <text:p>0.073</text:p>
          </table:table-cell>
          <table:table-cell table:formula="of:=[.E31]/[.E$60]" office:value-type="float" office:value="1.06330205057531">
            <text:p>1.0633020506</text:p>
          </table:table-cell>
          <table:table-cell table:formula="of:=[.F31]/[.F$60]" office:value-type="float" office:value="0.991212559567614">
            <text:p>0.9912125596</text:p>
          </table:table-cell>
          <table:table-cell table:number-columns-repeated="2"/>
        </table:table-row>
        <table:table-row table:style-name="ro1">
          <table:table-cell office:value-type="float" office:value="900">
            <text:p>900</text:p>
          </table:table-cell>
          <table:table-cell table:number-columns-repeated="2" office:value-type="float" office:value="3912">
            <text:p>3912</text:p>
          </table:table-cell>
          <table:table-cell office:value-type="float" office:value="1">
            <text:p>1</text:p>
          </table:table-cell>
          <table:table-cell office:value-type="float" office:value="12119.487">
            <text:p>12119.487</text:p>
          </table:table-cell>
          <table:table-cell office:value-type="float" office:value="11305.359">
            <text:p>11305.359</text:p>
          </table:table-cell>
          <table:table-cell office:value-type="float" office:value="0.072">
            <text:p>0.072</text:p>
          </table:table-cell>
          <table:table-cell table:formula="of:=[.E32]/[.E$60]" office:value-type="float" office:value="1.06330205057531">
            <text:p>1.0633020506</text:p>
          </table:table-cell>
          <table:table-cell table:formula="of:=[.F32]/[.F$60]" office:value-type="float" office:value="0.991874607166959">
            <text:p>0.9918746072</text:p>
          </table:table-cell>
          <table:table-cell table:number-columns-repeated="2"/>
        </table:table-row>
        <table:table-row table:style-name="ro1">
          <table:table-cell office:value-type="float" office:value="900">
            <text:p>900</text:p>
          </table:table-cell>
          <table:table-cell table:number-columns-repeated="2" office:value-type="float" office:value="3913">
            <text:p>3913</text:p>
          </table:table-cell>
          <table:table-cell office:value-type="float" office:value="2">
            <text:p>2</text:p>
          </table:table-cell>
          <table:table-cell office:value-type="float" office:value="11405.942">
            <text:p>11405.942</text:p>
          </table:table-cell>
          <table:table-cell office:value-type="float" office:value="11305.359">
            <text:p>11305.359</text:p>
          </table:table-cell>
          <table:table-cell office:value-type="float" office:value="0.009">
            <text:p>0.009</text:p>
          </table:table-cell>
          <table:table-cell table:formula="of:=[.E33]/[.E$60]" office:value-type="float" office:value="1.00069924719941">
            <text:p>1.0006992472</text:p>
          </table:table-cell>
          <table:table-cell table:formula="of:=[.F33]/[.F$60]" office:value-type="float" office:value="0.991874607166959">
            <text:p>0.9918746072</text:p>
          </table:table-cell>
          <table:table-cell table:number-columns-repeated="2"/>
        </table:table-row>
        <table:table-row table:style-name="ro1">
          <table:table-cell office:value-type="float" office:value="901">
            <text:p>901</text:p>
          </table:table-cell>
          <table:table-cell table:number-columns-repeated="2" office:value-type="float" office:value="3915">
            <text:p>3915</text:p>
          </table:table-cell>
          <table:table-cell office:value-type="float" office:value="2">
            <text:p>2</text:p>
          </table:table-cell>
          <table:table-cell office:value-type="float" office:value="11405.942">
            <text:p>11405.942</text:p>
          </table:table-cell>
          <table:table-cell office:value-type="float" office:value="11305.711">
            <text:p>11305.711</text:p>
          </table:table-cell>
          <table:table-cell office:value-type="float" office:value="0.009">
            <text:p>0.009</text:p>
          </table:table-cell>
          <table:table-cell table:formula="of:=[.E34]/[.E$60]" office:value-type="float" office:value="1.00069924719941">
            <text:p>1.0006992472</text:p>
          </table:table-cell>
          <table:table-cell table:formula="of:=[.F34]/[.F$60]" office:value-type="float" office:value="0.991905489853809">
            <text:p>0.9919054899</text:p>
          </table:table-cell>
          <table:table-cell table:number-columns-repeated="2"/>
        </table:table-row>
        <table:table-row table:style-name="ro1">
          <table:table-cell office:value-type="float" office:value="901">
            <text:p>901</text:p>
          </table:table-cell>
          <table:table-cell table:number-columns-repeated="2" office:value-type="float" office:value="3918">
            <text:p>3918</text:p>
          </table:table-cell>
          <table:table-cell office:value-type="float" office:value="2">
            <text:p>2</text:p>
          </table:table-cell>
          <table:table-cell office:value-type="float" office:value="11405.942">
            <text:p>11405.942</text:p>
          </table:table-cell>
          <table:table-cell office:value-type="float" office:value="11306.759">
            <text:p>11306.759</text:p>
          </table:table-cell>
          <table:table-cell office:value-type="float" office:value="0.009">
            <text:p>0.009</text:p>
          </table:table-cell>
          <table:table-cell table:formula="of:=[.E35]/[.E$60]" office:value-type="float" office:value="1.00069924719941">
            <text:p>1.0006992472</text:p>
          </table:table-cell>
          <table:table-cell table:formula="of:=[.F35]/[.F$60]" office:value-type="float" office:value="0.991997436035112">
            <text:p>0.991997436</text:p>
          </table:table-cell>
          <table:table-cell table:number-columns-repeated="2"/>
        </table:table-row>
        <table:table-row table:style-name="ro1">
          <table:table-cell office:value-type="float" office:value="901">
            <text:p>901</text:p>
          </table:table-cell>
          <table:table-cell table:number-columns-repeated="2" office:value-type="float" office:value="3920">
            <text:p>3920</text:p>
          </table:table-cell>
          <table:table-cell office:value-type="float" office:value="2">
            <text:p>2</text:p>
          </table:table-cell>
          <table:table-cell office:value-type="float" office:value="11405.942">
            <text:p>11405.942</text:p>
          </table:table-cell>
          <table:table-cell office:value-type="float" office:value="11307.253">
            <text:p>11307.253</text:p>
          </table:table-cell>
          <table:table-cell office:value-type="float" office:value="0.009">
            <text:p>0.009</text:p>
          </table:table-cell>
          <table:table-cell table:formula="of:=[.E36]/[.E$60]" office:value-type="float" office:value="1.00069924719941">
            <text:p>1.0006992472</text:p>
          </table:table-cell>
          <table:table-cell table:formula="of:=[.F36]/[.F$60]" office:value-type="float" office:value="0.992040777078589">
            <text:p>0.9920407771</text:p>
          </table:table-cell>
          <table:table-cell table:number-columns-repeated="2"/>
        </table:table-row>
        <table:table-row table:style-name="ro1">
          <table:table-cell office:value-type="float" office:value="902">
            <text:p>902</text:p>
          </table:table-cell>
          <table:table-cell table:number-columns-repeated="2" office:value-type="float" office:value="3923">
            <text:p>3923</text:p>
          </table:table-cell>
          <table:table-cell office:value-type="float" office:value="2">
            <text:p>2</text:p>
          </table:table-cell>
          <table:table-cell office:value-type="float" office:value="11405.942">
            <text:p>11405.942</text:p>
          </table:table-cell>
          <table:table-cell office:value-type="float" office:value="11309.023">
            <text:p>11309.023</text:p>
          </table:table-cell>
          <table:table-cell office:value-type="float" office:value="0.009">
            <text:p>0.009</text:p>
          </table:table-cell>
          <table:table-cell table:formula="of:=[.E37]/[.E$60]" office:value-type="float" office:value="1.00069924719941">
            <text:p>1.0006992472</text:p>
          </table:table-cell>
          <table:table-cell table:formula="of:=[.F37]/[.F$60]" office:value-type="float" office:value="0.992196067861897">
            <text:p>0.9921960679</text:p>
          </table:table-cell>
          <table:table-cell table:number-columns-repeated="2"/>
        </table:table-row>
        <table:table-row table:style-name="ro1">
          <table:table-cell office:value-type="float" office:value="910">
            <text:p>910</text:p>
          </table:table-cell>
          <table:table-cell table:number-columns-repeated="2" office:value-type="float" office:value="3929">
            <text:p>3929</text:p>
          </table:table-cell>
          <table:table-cell office:value-type="float" office:value="2">
            <text:p>2</text:p>
          </table:table-cell>
          <table:table-cell office:value-type="float" office:value="11405.942">
            <text:p>11405.942</text:p>
          </table:table-cell>
          <table:table-cell office:value-type="float" office:value="11311.933">
            <text:p>11311.933</text:p>
          </table:table-cell>
          <table:table-cell office:value-type="float" office:value="0.008">
            <text:p>0.008</text:p>
          </table:table-cell>
          <table:table-cell table:formula="of:=[.E38]/[.E$60]" office:value-type="float" office:value="1.00069924719941">
            <text:p>1.0006992472</text:p>
          </table:table-cell>
          <table:table-cell table:formula="of:=[.F38]/[.F$60]" office:value-type="float" office:value="0.992451376437844">
            <text:p>0.9924513764</text:p>
          </table:table-cell>
          <table:table-cell table:number-columns-repeated="2"/>
        </table:table-row>
        <table:table-row table:style-name="ro1">
          <table:table-cell office:value-type="float" office:value="911">
            <text:p>911</text:p>
          </table:table-cell>
          <table:table-cell table:number-columns-repeated="2" office:value-type="float" office:value="3932">
            <text:p>3932</text:p>
          </table:table-cell>
          <table:table-cell office:value-type="float" office:value="2">
            <text:p>2</text:p>
          </table:table-cell>
          <table:table-cell office:value-type="float" office:value="11405.942">
            <text:p>11405.942</text:p>
          </table:table-cell>
          <table:table-cell office:value-type="float" office:value="11312.141">
            <text:p>11312.141</text:p>
          </table:table-cell>
          <table:table-cell office:value-type="float" office:value="0.008">
            <text:p>0.008</text:p>
          </table:table-cell>
          <table:table-cell table:formula="of:=[.E39]/[.E$60]" office:value-type="float" office:value="1.00069924719941">
            <text:p>1.0006992472</text:p>
          </table:table-cell>
          <table:table-cell table:formula="of:=[.F39]/[.F$60]" office:value-type="float" office:value="0.992469625298255">
            <text:p>0.9924696253</text:p>
          </table:table-cell>
          <table:table-cell table:number-columns-repeated="2"/>
        </table:table-row>
        <table:table-row table:style-name="ro1">
          <table:table-cell office:value-type="float" office:value="911">
            <text:p>911</text:p>
          </table:table-cell>
          <table:table-cell table:number-columns-repeated="2" office:value-type="float" office:value="3935">
            <text:p>3935</text:p>
          </table:table-cell>
          <table:table-cell office:value-type="float" office:value="2">
            <text:p>2</text:p>
          </table:table-cell>
          <table:table-cell office:value-type="float" office:value="11405.942">
            <text:p>11405.942</text:p>
          </table:table-cell>
          <table:table-cell office:value-type="float" office:value="11313.184">
            <text:p>11313.184</text:p>
          </table:table-cell>
          <table:table-cell office:value-type="float" office:value="0.008">
            <text:p>0.008</text:p>
          </table:table-cell>
          <table:table-cell table:formula="of:=[.E40]/[.E$60]" office:value-type="float" office:value="1.00069924719941">
            <text:p>1.0006992472</text:p>
          </table:table-cell>
          <table:table-cell table:formula="of:=[.F40]/[.F$60]" office:value-type="float" office:value="0.992561132805029">
            <text:p>0.9925611328</text:p>
          </table:table-cell>
          <table:table-cell table:number-columns-repeated="2"/>
        </table:table-row>
        <table:table-row table:style-name="ro1">
          <table:table-cell office:value-type="float" office:value="911">
            <text:p>911</text:p>
          </table:table-cell>
          <table:table-cell table:number-columns-repeated="2" office:value-type="float" office:value="3938">
            <text:p>3938</text:p>
          </table:table-cell>
          <table:table-cell office:value-type="float" office:value="2">
            <text:p>2</text:p>
          </table:table-cell>
          <table:table-cell office:value-type="float" office:value="11405.942">
            <text:p>11405.942</text:p>
          </table:table-cell>
          <table:table-cell office:value-type="float" office:value="11313.515">
            <text:p>11313.515</text:p>
          </table:table-cell>
          <table:table-cell office:value-type="float" office:value="0.008">
            <text:p>0.008</text:p>
          </table:table-cell>
          <table:table-cell table:formula="of:=[.E41]/[.E$60]" office:value-type="float" office:value="1.00069924719941">
            <text:p>1.0006992472</text:p>
          </table:table-cell>
          <table:table-cell table:formula="of:=[.F41]/[.F$60]" office:value-type="float" office:value="0.992590173058856">
            <text:p>0.9925901731</text:p>
          </table:table-cell>
          <table:table-cell table:number-columns-repeated="2"/>
        </table:table-row>
        <table:table-row table:style-name="ro1">
          <table:table-cell office:value-type="float" office:value="912">
            <text:p>912</text:p>
          </table:table-cell>
          <table:table-cell table:number-columns-repeated="2" office:value-type="float" office:value="3944">
            <text:p>3944</text:p>
          </table:table-cell>
          <table:table-cell office:value-type="float" office:value="2">
            <text:p>2</text:p>
          </table:table-cell>
          <table:table-cell office:value-type="float" office:value="11405.942">
            <text:p>11405.942</text:p>
          </table:table-cell>
          <table:table-cell office:value-type="float" office:value="11313.84">
            <text:p>11313.84</text:p>
          </table:table-cell>
          <table:table-cell office:value-type="float" office:value="0.008">
            <text:p>0.008</text:p>
          </table:table-cell>
          <table:table-cell table:formula="of:=[.E42]/[.E$60]" office:value-type="float" office:value="1.00069924719941">
            <text:p>1.0006992472</text:p>
          </table:table-cell>
          <table:table-cell table:formula="of:=[.F42]/[.F$60]" office:value-type="float" office:value="0.992618686903249">
            <text:p>0.9926186869</text:p>
          </table:table-cell>
          <table:table-cell table:number-columns-repeated="2"/>
        </table:table-row>
        <table:table-row table:style-name="ro1">
          <table:table-cell office:value-type="float" office:value="912">
            <text:p>912</text:p>
          </table:table-cell>
          <table:table-cell table:number-columns-repeated="2" office:value-type="float" office:value="3946">
            <text:p>3946</text:p>
          </table:table-cell>
          <table:table-cell office:value-type="float" office:value="2">
            <text:p>2</text:p>
          </table:table-cell>
          <table:table-cell office:value-type="float" office:value="11405.942">
            <text:p>11405.942</text:p>
          </table:table-cell>
          <table:table-cell office:value-type="float" office:value="11314.293">
            <text:p>11314.293</text:p>
          </table:table-cell>
          <table:table-cell office:value-type="float" office:value="0.008">
            <text:p>0.008</text:p>
          </table:table-cell>
          <table:table-cell table:formula="of:=[.E43]/[.E$60]" office:value-type="float" office:value="1.00069924719941">
            <text:p>1.0006992472</text:p>
          </table:table-cell>
          <table:table-cell table:formula="of:=[.F43]/[.F$60]" office:value-type="float" office:value="0.992658430815587">
            <text:p>0.9926584308</text:p>
          </table:table-cell>
          <table:table-cell table:number-columns-repeated="2"/>
        </table:table-row>
        <table:table-row table:style-name="ro1">
          <table:table-cell office:value-type="float" office:value="913">
            <text:p>913</text:p>
          </table:table-cell>
          <table:table-cell table:number-columns-repeated="2" office:value-type="float" office:value="3949">
            <text:p>3949</text:p>
          </table:table-cell>
          <table:table-cell office:value-type="float" office:value="2">
            <text:p>2</text:p>
          </table:table-cell>
          <table:table-cell office:value-type="float" office:value="11405.942">
            <text:p>11405.942</text:p>
          </table:table-cell>
          <table:table-cell office:value-type="float" office:value="11315.269">
            <text:p>11315.269</text:p>
          </table:table-cell>
          <table:table-cell office:value-type="float" office:value="0.008">
            <text:p>0.008</text:p>
          </table:table-cell>
          <table:table-cell table:formula="of:=[.E44]/[.E$60]" office:value-type="float" office:value="1.00069924719941">
            <text:p>1.0006992472</text:p>
          </table:table-cell>
          <table:table-cell table:formula="of:=[.F44]/[.F$60]" office:value-type="float" office:value="0.992744060083671">
            <text:p>0.9927440601</text:p>
          </table:table-cell>
          <table:table-cell table:number-columns-repeated="2"/>
        </table:table-row>
        <table:table-row table:style-name="ro1">
          <table:table-cell office:value-type="float" office:value="913">
            <text:p>913</text:p>
          </table:table-cell>
          <table:table-cell table:number-columns-repeated="2" office:value-type="float" office:value="3952">
            <text:p>3952</text:p>
          </table:table-cell>
          <table:table-cell office:value-type="float" office:value="2">
            <text:p>2</text:p>
          </table:table-cell>
          <table:table-cell office:value-type="float" office:value="11405.942">
            <text:p>11405.942</text:p>
          </table:table-cell>
          <table:table-cell office:value-type="float" office:value="11320.729">
            <text:p>11320.729</text:p>
          </table:table-cell>
          <table:table-cell office:value-type="float" office:value="0.008">
            <text:p>0.008</text:p>
          </table:table-cell>
          <table:table-cell table:formula="of:=[.E45]/[.E$60]" office:value-type="float" office:value="1.00069924719941">
            <text:p>1.0006992472</text:p>
          </table:table-cell>
          <table:table-cell table:formula="of:=[.F45]/[.F$60]" office:value-type="float" office:value="0.993223092669468">
            <text:p>0.9932230927</text:p>
          </table:table-cell>
          <table:table-cell table:number-columns-repeated="2"/>
        </table:table-row>
        <table:table-row table:style-name="ro1">
          <table:table-cell office:value-type="float" office:value="923">
            <text:p>923</text:p>
          </table:table-cell>
          <table:table-cell table:number-columns-repeated="2" office:value-type="float" office:value="4008">
            <text:p>4008</text:p>
          </table:table-cell>
          <table:table-cell office:value-type="float" office:value="2">
            <text:p>2</text:p>
          </table:table-cell>
          <table:table-cell office:value-type="float" office:value="11405.942">
            <text:p>11405.942</text:p>
          </table:table-cell>
          <table:table-cell office:value-type="float" office:value="11321.073">
            <text:p>11321.073</text:p>
          </table:table-cell>
          <table:table-cell office:value-type="float" office:value="0.007">
            <text:p>0.007</text:p>
          </table:table-cell>
          <table:table-cell table:formula="of:=[.E46]/[.E$60]" office:value-type="float" office:value="1.00069924719941">
            <text:p>1.0006992472</text:p>
          </table:table-cell>
          <table:table-cell table:formula="of:=[.F46]/[.F$60]" office:value-type="float" office:value="0.993253273477071">
            <text:p>0.9932532735</text:p>
          </table:table-cell>
          <table:table-cell table:number-columns-repeated="2"/>
        </table:table-row>
        <table:table-row table:style-name="ro1">
          <table:table-cell office:value-type="float" office:value="923">
            <text:p>923</text:p>
          </table:table-cell>
          <table:table-cell table:number-columns-repeated="2" office:value-type="float" office:value="4026">
            <text:p>4026</text:p>
          </table:table-cell>
          <table:table-cell office:value-type="float" office:value="2">
            <text:p>2</text:p>
          </table:table-cell>
          <table:table-cell office:value-type="float" office:value="11405.942">
            <text:p>11405.942</text:p>
          </table:table-cell>
          <table:table-cell office:value-type="float" office:value="11333.055">
            <text:p>11333.055</text:p>
          </table:table-cell>
          <table:table-cell office:value-type="float" office:value="0.006">
            <text:p>0.006</text:p>
          </table:table-cell>
          <table:table-cell table:formula="of:=[.E47]/[.E$60]" office:value-type="float" office:value="1.00069924719941">
            <text:p>1.0006992472</text:p>
          </table:table-cell>
          <table:table-cell table:formula="of:=[.F47]/[.F$60]" office:value-type="float" office:value="0.994304513118649">
            <text:p>0.9943045131</text:p>
          </table:table-cell>
          <table:table-cell table:number-columns-repeated="2"/>
        </table:table-row>
        <table:table-row table:style-name="ro1">
          <table:table-cell office:value-type="float" office:value="923">
            <text:p>923</text:p>
          </table:table-cell>
          <table:table-cell table:number-columns-repeated="2" office:value-type="float" office:value="4059">
            <text:p>4059</text:p>
          </table:table-cell>
          <table:table-cell office:value-type="float" office:value="2">
            <text:p>2</text:p>
          </table:table-cell>
          <table:table-cell office:value-type="float" office:value="11405.942">
            <text:p>11405.942</text:p>
          </table:table-cell>
          <table:table-cell office:value-type="float" office:value="11333.336">
            <text:p>11333.336</text:p>
          </table:table-cell>
          <table:table-cell office:value-type="float" office:value="0.006">
            <text:p>0.006</text:p>
          </table:table-cell>
          <table:table-cell table:formula="of:=[.E48]/[.E$60]" office:value-type="float" office:value="1.00069924719941">
            <text:p>1.0006992472</text:p>
          </table:table-cell>
          <table:table-cell table:formula="of:=[.F48]/[.F$60]" office:value-type="float" office:value="0.994329166627186">
            <text:p>0.9943291666</text:p>
          </table:table-cell>
          <table:table-cell table:number-columns-repeated="2"/>
        </table:table-row>
        <table:table-row table:style-name="ro1">
          <table:table-cell office:value-type="float" office:value="1070">
            <text:p>1070</text:p>
          </table:table-cell>
          <table:table-cell table:number-columns-repeated="2" office:value-type="float" office:value="4582">
            <text:p>4582</text:p>
          </table:table-cell>
          <table:table-cell office:value-type="float" office:value="2">
            <text:p>2</text:p>
          </table:table-cell>
          <table:table-cell office:value-type="float" office:value="11405.942">
            <text:p>11405.942</text:p>
          </table:table-cell>
          <table:table-cell office:value-type="float" office:value="11343.01">
            <text:p>11343.01</text:p>
          </table:table-cell>
          <table:table-cell office:value-type="float" office:value="0.006">
            <text:p>0.006</text:p>
          </table:table-cell>
          <table:table-cell table:formula="of:=[.E49]/[.E$60]" office:value-type="float" office:value="1.00069924719941">
            <text:p>1.0006992472</text:p>
          </table:table-cell>
          <table:table-cell table:formula="of:=[.F49]/[.F$60]" office:value-type="float" office:value="0.995177914106123">
            <text:p>0.9951779141</text:p>
          </table:table-cell>
          <table:table-cell table:number-columns-repeated="2"/>
        </table:table-row>
        <table:table-row table:style-name="ro1">
          <table:table-cell office:value-type="float" office:value="1071">
            <text:p>1071</text:p>
          </table:table-cell>
          <table:table-cell table:number-columns-repeated="2" office:value-type="float" office:value="4637">
            <text:p>4637</text:p>
          </table:table-cell>
          <table:table-cell office:value-type="float" office:value="2">
            <text:p>2</text:p>
          </table:table-cell>
          <table:table-cell office:value-type="float" office:value="11405.942">
            <text:p>11405.942</text:p>
          </table:table-cell>
          <table:table-cell office:value-type="float" office:value="11344.411">
            <text:p>11344.411</text:p>
          </table:table-cell>
          <table:table-cell office:value-type="float" office:value="0.005">
            <text:p>0.005</text:p>
          </table:table-cell>
          <table:table-cell table:formula="of:=[.E50]/[.E$60]" office:value-type="float" office:value="1.00069924719941">
            <text:p>1.0006992472</text:p>
          </table:table-cell>
          <table:table-cell table:formula="of:=[.F50]/[.F$60]" office:value-type="float" office:value="0.995300830709182">
            <text:p>0.9953008307</text:p>
          </table:table-cell>
          <table:table-cell table:number-columns-repeated="2"/>
        </table:table-row>
        <table:table-row table:style-name="ro1">
          <table:table-cell office:value-type="float" office:value="1071">
            <text:p>1071</text:p>
          </table:table-cell>
          <table:table-cell table:number-columns-repeated="2" office:value-type="float" office:value="4660">
            <text:p>4660</text:p>
          </table:table-cell>
          <table:table-cell office:value-type="float" office:value="2">
            <text:p>2</text:p>
          </table:table-cell>
          <table:table-cell office:value-type="float" office:value="11405.942">
            <text:p>11405.942</text:p>
          </table:table-cell>
          <table:table-cell office:value-type="float" office:value="11368.928">
            <text:p>11368.928</text:p>
          </table:table-cell>
          <table:table-cell office:value-type="float" office:value="0.003">
            <text:p>0.003</text:p>
          </table:table-cell>
          <table:table-cell table:formula="of:=[.E51]/[.E$60]" office:value-type="float" office:value="1.00069924719941">
            <text:p>1.0006992472</text:p>
          </table:table-cell>
          <table:table-cell table:formula="of:=[.F51]/[.F$60]" office:value-type="float" office:value="0.997451827395259">
            <text:p>0.9974518274</text:p>
          </table:table-cell>
          <table:table-cell table:number-columns-repeated="2"/>
        </table:table-row>
        <table:table-row table:style-name="ro1">
          <table:table-cell office:value-type="float" office:value="1071">
            <text:p>1071</text:p>
          </table:table-cell>
          <table:table-cell table:number-columns-repeated="2" office:value-type="float" office:value="4713">
            <text:p>4713</text:p>
          </table:table-cell>
          <table:table-cell office:value-type="float" office:value="2">
            <text:p>2</text:p>
          </table:table-cell>
          <table:table-cell office:value-type="float" office:value="11405.942">
            <text:p>11405.942</text:p>
          </table:table-cell>
          <table:table-cell office:value-type="float" office:value="11369.104">
            <text:p>11369.104</text:p>
          </table:table-cell>
          <table:table-cell office:value-type="float" office:value="0.003">
            <text:p>0.003</text:p>
          </table:table-cell>
          <table:table-cell table:formula="of:=[.E52]/[.E$60]" office:value-type="float" office:value="1.00069924719941">
            <text:p>1.0006992472</text:p>
          </table:table-cell>
          <table:table-cell table:formula="of:=[.F52]/[.F$60]" office:value-type="float" office:value="0.997467268738684">
            <text:p>0.9974672687</text:p>
          </table:table-cell>
          <table:table-cell table:number-columns-repeated="2"/>
        </table:table-row>
        <table:table-row table:style-name="ro1">
          <table:table-cell office:value-type="float" office:value="1071">
            <text:p>1071</text:p>
          </table:table-cell>
          <table:table-cell table:number-columns-repeated="2" office:value-type="float" office:value="4744">
            <text:p>4744</text:p>
          </table:table-cell>
          <table:table-cell office:value-type="float" office:value="3">
            <text:p>3</text:p>
          </table:table-cell>
          <table:table-cell office:value-type="float" office:value="11397.972">
            <text:p>11397.972</text:p>
          </table:table-cell>
          <table:table-cell office:value-type="float" office:value="11369.104">
            <text:p>11369.104</text:p>
          </table:table-cell>
          <table:table-cell office:value-type="float" office:value="0.003">
            <text:p>0.003</text:p>
          </table:table-cell>
          <table:table-cell table:formula="of:=[.E53]/[.E$60]" office:value-type="float" office:value="1">
            <text:p>1</text:p>
          </table:table-cell>
          <table:table-cell table:formula="of:=[.F53]/[.F$60]" office:value-type="float" office:value="0.997467268738684">
            <text:p>0.9974672687</text:p>
          </table:table-cell>
          <table:table-cell table:number-columns-repeated="2"/>
        </table:table-row>
        <table:table-row table:style-name="ro1">
          <table:table-cell office:value-type="float" office:value="1071">
            <text:p>1071</text:p>
          </table:table-cell>
          <table:table-cell table:number-columns-repeated="2" office:value-type="float" office:value="4747">
            <text:p>4747</text:p>
          </table:table-cell>
          <table:table-cell office:value-type="float" office:value="3">
            <text:p>3</text:p>
          </table:table-cell>
          <table:table-cell office:value-type="float" office:value="11397.972">
            <text:p>11397.972</text:p>
          </table:table-cell>
          <table:table-cell office:value-type="float" office:value="11369.532">
            <text:p>11369.532</text:p>
          </table:table-cell>
          <table:table-cell office:value-type="float" office:value="0.003">
            <text:p>0.003</text:p>
          </table:table-cell>
          <table:table-cell table:formula="of:=[.E54]/[.E$60]" office:value-type="float" office:value="1">
            <text:p>1</text:p>
          </table:table-cell>
          <table:table-cell table:formula="of:=[.F54]/[.F$60]" office:value-type="float" office:value="0.997504819278377">
            <text:p>0.9975048193</text:p>
          </table:table-cell>
          <table:table-cell table:number-columns-repeated="2"/>
        </table:table-row>
        <table:table-row table:style-name="ro1">
          <table:table-cell office:value-type="float" office:value="1072">
            <text:p>1072</text:p>
          </table:table-cell>
          <table:table-cell table:number-columns-repeated="2" office:value-type="float" office:value="4784">
            <text:p>4784</text:p>
          </table:table-cell>
          <table:table-cell office:value-type="float" office:value="3">
            <text:p>3</text:p>
          </table:table-cell>
          <table:table-cell office:value-type="float" office:value="11397.972">
            <text:p>11397.972</text:p>
          </table:table-cell>
          <table:table-cell office:value-type="float" office:value="11371.816">
            <text:p>11371.816</text:p>
          </table:table-cell>
          <table:table-cell office:value-type="float" office:value="0.002">
            <text:p>0.002</text:p>
          </table:table-cell>
          <table:table-cell table:formula="of:=[.E55]/[.E$60]" office:value-type="float" office:value="1">
            <text:p>1</text:p>
          </table:table-cell>
          <table:table-cell table:formula="of:=[.F55]/[.F$60]" office:value-type="float" office:value="0.997705205803278">
            <text:p>0.9977052058</text:p>
          </table:table-cell>
          <table:table-cell table:number-columns-repeated="2"/>
        </table:table-row>
        <table:table-row table:style-name="ro1">
          <table:table-cell office:value-type="float" office:value="1072">
            <text:p>1072</text:p>
          </table:table-cell>
          <table:table-cell table:number-columns-repeated="2" office:value-type="float" office:value="4805">
            <text:p>4805</text:p>
          </table:table-cell>
          <table:table-cell office:value-type="float" office:value="3">
            <text:p>3</text:p>
          </table:table-cell>
          <table:table-cell office:value-type="float" office:value="11397.972">
            <text:p>11397.972</text:p>
          </table:table-cell>
          <table:table-cell office:value-type="float" office:value="11381.997">
            <text:p>11381.997</text:p>
          </table:table-cell>
          <table:table-cell office:value-type="float" office:value="0.001">
            <text:p>0.001</text:p>
          </table:table-cell>
          <table:table-cell table:formula="of:=[.E56]/[.E$60]" office:value-type="float" office:value="1">
            <text:p>1</text:p>
          </table:table-cell>
          <table:table-cell table:formula="of:=[.F56]/[.F$60]" office:value-type="float" office:value="0.998598434879468">
            <text:p>0.9985984349</text:p>
          </table:table-cell>
          <table:table-cell table:number-columns-repeated="2"/>
        </table:table-row>
        <table:table-row table:style-name="ro1">
          <table:table-cell office:value-type="float" office:value="1072">
            <text:p>1072</text:p>
          </table:table-cell>
          <table:table-cell table:number-columns-repeated="2" office:value-type="float" office:value="4818">
            <text:p>4818</text:p>
          </table:table-cell>
          <table:table-cell office:value-type="float" office:value="3">
            <text:p>3</text:p>
          </table:table-cell>
          <table:table-cell office:value-type="float" office:value="11397.972">
            <text:p>11397.972</text:p>
          </table:table-cell>
          <table:table-cell office:value-type="float" office:value="11382.125">
            <text:p>11382.125</text:p>
          </table:table-cell>
          <table:table-cell office:value-type="float" office:value="0.001">
            <text:p>0.001</text:p>
          </table:table-cell>
          <table:table-cell table:formula="of:=[.E57]/[.E$60]" office:value-type="float" office:value="1">
            <text:p>1</text:p>
          </table:table-cell>
          <table:table-cell table:formula="of:=[.F57]/[.F$60]" office:value-type="float" office:value="0.998609664947413">
            <text:p>0.9986096649</text:p>
          </table:table-cell>
          <table:table-cell table:number-columns-repeated="2"/>
        </table:table-row>
        <table:table-row table:style-name="ro1">
          <table:table-cell office:value-type="float" office:value="1072">
            <text:p>1072</text:p>
          </table:table-cell>
          <table:table-cell table:number-columns-repeated="2" office:value-type="float" office:value="4819">
            <text:p>4819</text:p>
          </table:table-cell>
          <table:table-cell office:value-type="float" office:value="3">
            <text:p>3</text:p>
          </table:table-cell>
          <table:table-cell office:value-type="float" office:value="11397.972">
            <text:p>11397.972</text:p>
          </table:table-cell>
          <table:table-cell office:value-type="float" office:value="11387.79">
            <text:p>11387.79</text:p>
          </table:table-cell>
          <table:table-cell office:value-type="float" office:value="0.001">
            <text:p>0.001</text:p>
          </table:table-cell>
          <table:table-cell table:formula="of:=[.E58]/[.E$60]" office:value-type="float" office:value="1">
            <text:p>1</text:p>
          </table:table-cell>
          <table:table-cell table:formula="of:=[.F58]/[.F$60]" office:value-type="float" office:value="0.999106683188904">
            <text:p>0.9991066832</text:p>
          </table:table-cell>
          <table:table-cell table:number-columns-repeated="2"/>
        </table:table-row>
        <table:table-row table:style-name="ro1">
          <table:table-cell office:value-type="float" office:value="1072">
            <text:p>1072</text:p>
          </table:table-cell>
          <table:table-cell table:number-columns-repeated="2" office:value-type="float" office:value="4837">
            <text:p>4837</text:p>
          </table:table-cell>
          <table:table-cell office:value-type="float" office:value="3">
            <text:p>3</text:p>
          </table:table-cell>
          <table:table-cell office:value-type="float" office:value="11397.972">
            <text:p>11397.972</text:p>
          </table:table-cell>
          <table:table-cell office:value-type="float" office:value="11388.589">
            <text:p>11388.589</text:p>
          </table:table-cell>
          <table:table-cell office:value-type="float" office:value="0.001">
            <text:p>0.001</text:p>
          </table:table-cell>
          <table:table-cell table:formula="of:=[.E59]/[.E$60]" office:value-type="float" office:value="1">
            <text:p>1</text:p>
          </table:table-cell>
          <table:table-cell table:formula="of:=[.F59]/[.F$60]" office:value-type="float" office:value="0.999176783378657">
            <text:p>0.9991767834</text:p>
          </table:table-cell>
          <table:table-cell table:number-columns-repeated="2"/>
        </table:table-row>
        <table:table-row table:style-name="ro1">
          <table:table-cell office:value-type="float" office:value="1072">
            <text:p>1072</text:p>
          </table:table-cell>
          <table:table-cell table:number-columns-repeated="2" office:value-type="float" office:value="4848">
            <text:p>4848</text:p>
          </table:table-cell>
          <table:table-cell office:value-type="float" office:value="3">
            <text:p>3</text:p>
          </table:table-cell>
          <table:table-cell table:number-columns-repeated="2" office:value-type="float" office:value="11397.972">
            <text:p>11397.972</text:p>
          </table:table-cell>
          <table:table-cell office:value-type="float" office:value="0">
            <text:p>0</text:p>
          </table:table-cell>
          <table:table-cell table:formula="of:=[.E60]/[.E$60]" office:value-type="float" office:value="1">
            <text:p>1</text:p>
          </table:table-cell>
          <table:table-cell table:formula="of:=[.F60]/[.F$60]" office:value-type="float" office:value="1">
            <text:p>1</text:p>
          </table:table-cell>
          <table:table-cell table:number-columns-repeated="2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5"/>
          <table:table-cell table:style-name="ce1"/>
          <table:table-cell table:number-columns-repeated="5"/>
        </table:table-row>
        <table:table-row table:style-name="ro3">
          <table:table-cell table:number-columns-repeated="5"/>
          <table:table-cell table:style-name="ce1"/>
          <table:table-cell table:number-columns-repeated="5"/>
        </table:table-row>
      </table:table>
      <table:table table:name="Cuts=3" table:style-name="ta1" table:print="false"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#==================== COMMENTS ====================</text:p>
          </table:table-cell>
          <table:table-cell table:number-columns-repeated="6"/>
        </table:table-row>
        <table:table-row table:style-name="ro1">
          <table:table-cell office:value-type="string">
            <text:p>GurobiModelSolver</text:p>
          </table:table-cell>
          <table:table-cell table:number-columns-repeated="6"/>
        </table:table-row>
        <table:table-row table:style-name="ro1">
          <table:table-cell office:value-type="string">
            <text:p>#==================================================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Time</text:p>
          </table:table-cell>
          <table:table-cell office:value-type="string">
            <text:p>ExplNodes</text:p>
          </table:table-cell>
          <table:table-cell office:value-type="string">
            <text:p>UnexplNodes</text:p>
          </table:table-cell>
          <table:table-cell office:value-type="string">
            <text:p>SolCount</text:p>
          </table:table-cell>
          <table:table-cell office:value-type="string">
            <text:p>Incumbent</text:p>
          </table:table-cell>
          <table:table-cell office:value-type="string">
            <text:p>BestBd</text:p>
          </table:table-cell>
          <table:table-cell office:value-type="string">
            <text:p>Gap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119.487">
            <text:p>12119.487</text:p>
          </table:table-cell>
          <table:table-cell office:value-type="float" office:value="-1E+100">
            <text:p>-10000000000000000000000000000000000000000000000000000000000000000000000000000000000000000000000000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119.487">
            <text:p>12119.487</text:p>
          </table:table-cell>
          <table:table-cell office:value-type="float" office:value="11234.877">
            <text:p>11234.877</text:p>
          </table:table-cell>
          <table:table-cell office:value-type="float" office:value="0.07874">
            <text:p>0.0787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119.487">
            <text:p>12119.487</text:p>
          </table:table-cell>
          <table:table-cell office:value-type="float" office:value="11243.785">
            <text:p>11243.785</text:p>
          </table:table-cell>
          <table:table-cell office:value-type="float" office:value="0.07788">
            <text:p>0.07788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119.487">
            <text:p>12119.487</text:p>
          </table:table-cell>
          <table:table-cell office:value-type="float" office:value="11244.303">
            <text:p>11244.303</text:p>
          </table:table-cell>
          <table:table-cell office:value-type="float" office:value="0.07783">
            <text:p>0.07783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119.487">
            <text:p>12119.487</text:p>
          </table:table-cell>
          <table:table-cell office:value-type="float" office:value="11244.303">
            <text:p>11244.303</text:p>
          </table:table-cell>
          <table:table-cell office:value-type="float" office:value="0.07783">
            <text:p>0.0778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table:number-columns-repeated="3" office:value-type="float" office:value="1">
            <text:p>1</text:p>
          </table:table-cell>
          <table:table-cell office:value-type="float" office:value="12119.487">
            <text:p>12119.487</text:p>
          </table:table-cell>
          <table:table-cell office:value-type="float" office:value="11244.416">
            <text:p>11244.416</text:p>
          </table:table-cell>
          <table:table-cell office:value-type="float" office:value="0.07782">
            <text:p>0.07782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119.487">
            <text:p>12119.487</text:p>
          </table:table-cell>
          <table:table-cell office:value-type="float" office:value="11245.3">
            <text:p>11245.3</text:p>
          </table:table-cell>
          <table:table-cell office:value-type="float" office:value="0.07774">
            <text:p>0.07774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119.487">
            <text:p>12119.487</text:p>
          </table:table-cell>
          <table:table-cell office:value-type="float" office:value="11251.052">
            <text:p>11251.052</text:p>
          </table:table-cell>
          <table:table-cell office:value-type="float" office:value="0.07719">
            <text:p>0.07719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119.487">
            <text:p>12119.487</text:p>
          </table:table-cell>
          <table:table-cell office:value-type="float" office:value="11251.154">
            <text:p>11251.154</text:p>
          </table:table-cell>
          <table:table-cell office:value-type="float" office:value="0.07718">
            <text:p>0.07718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119.487">
            <text:p>12119.487</text:p>
          </table:table-cell>
          <table:table-cell office:value-type="float" office:value="11252.438">
            <text:p>11252.438</text:p>
          </table:table-cell>
          <table:table-cell office:value-type="float" office:value="0.07705">
            <text:p>0.07705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2119.487">
            <text:p>12119.487</text:p>
          </table:table-cell>
          <table:table-cell office:value-type="float" office:value="11252.725">
            <text:p>11252.725</text:p>
          </table:table-cell>
          <table:table-cell office:value-type="float" office:value="0.07703">
            <text:p>0.07703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2119.487">
            <text:p>12119.487</text:p>
          </table:table-cell>
          <table:table-cell office:value-type="float" office:value="11253.46">
            <text:p>11253.46</text:p>
          </table:table-cell>
          <table:table-cell office:value-type="float" office:value="0.07696">
            <text:p>0.0769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119.487">
            <text:p>12119.487</text:p>
          </table:table-cell>
          <table:table-cell office:value-type="float" office:value="11253.544">
            <text:p>11253.544</text:p>
          </table:table-cell>
          <table:table-cell office:value-type="float" office:value="0.07695">
            <text:p>0.07695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number-columns-repeated="2"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253.544">
            <text:p>11253.544</text:p>
          </table:table-cell>
          <table:table-cell office:value-type="float" office:value="0.02538">
            <text:p>0.02538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number-columns-repeated="2" office:value-type="float" office:value="701">
            <text:p>701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266.997">
            <text:p>11266.997</text:p>
          </table:table-cell>
          <table:table-cell office:value-type="float" office:value="0.02415">
            <text:p>0.02415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table:number-columns-repeated="2" office:value-type="float" office:value="825">
            <text:p>825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268.974">
            <text:p>11268.974</text:p>
          </table:table-cell>
          <table:table-cell office:value-type="float" office:value="0.02397">
            <text:p>0.02397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table:number-columns-repeated="2" office:value-type="float" office:value="829">
            <text:p>829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271.159">
            <text:p>11271.159</text:p>
          </table:table-cell>
          <table:table-cell office:value-type="float" office:value="0.02377">
            <text:p>0.02377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table:number-columns-repeated="2" office:value-type="float" office:value="831">
            <text:p>831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271.401">
            <text:p>11271.401</text:p>
          </table:table-cell>
          <table:table-cell office:value-type="float" office:value="0.02375">
            <text:p>0.02375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table:number-columns-repeated="2" office:value-type="float" office:value="833">
            <text:p>833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273.182">
            <text:p>11273.182</text:p>
          </table:table-cell>
          <table:table-cell office:value-type="float" office:value="0.02359">
            <text:p>0.02359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table:number-columns-repeated="2" office:value-type="float" office:value="835">
            <text:p>835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273.73">
            <text:p>11273.73</text:p>
          </table:table-cell>
          <table:table-cell office:value-type="float" office:value="0.02354">
            <text:p>0.02354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table:number-columns-repeated="2" office:value-type="float" office:value="837">
            <text:p>837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278.689">
            <text:p>11278.689</text:p>
          </table:table-cell>
          <table:table-cell office:value-type="float" office:value="0.02309">
            <text:p>0.02309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table:number-columns-repeated="2" office:value-type="float" office:value="841">
            <text:p>841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279.033">
            <text:p>11279.033</text:p>
          </table:table-cell>
          <table:table-cell office:value-type="float" office:value="0.02306">
            <text:p>0.02306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table:number-columns-repeated="2" office:value-type="float" office:value="843">
            <text:p>843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279.105">
            <text:p>11279.105</text:p>
          </table:table-cell>
          <table:table-cell office:value-type="float" office:value="0.02305">
            <text:p>0.02305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table:number-columns-repeated="2" office:value-type="float" office:value="845">
            <text:p>845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280.627">
            <text:p>11280.627</text:p>
          </table:table-cell>
          <table:table-cell office:value-type="float" office:value="0.02292">
            <text:p>0.02292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table:number-columns-repeated="2" office:value-type="float" office:value="847">
            <text:p>847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281.229">
            <text:p>11281.229</text:p>
          </table:table-cell>
          <table:table-cell office:value-type="float" office:value="0.02286">
            <text:p>0.02286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table:number-columns-repeated="2" office:value-type="float" office:value="849">
            <text:p>849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281.894">
            <text:p>11281.894</text:p>
          </table:table-cell>
          <table:table-cell office:value-type="float" office:value="0.0228">
            <text:p>0.0228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table:number-columns-repeated="2" office:value-type="float" office:value="851">
            <text:p>851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283.445">
            <text:p>11283.445</text:p>
          </table:table-cell>
          <table:table-cell office:value-type="float" office:value="0.02266">
            <text:p>0.02266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table:number-columns-repeated="2" office:value-type="float" office:value="853">
            <text:p>853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283.87">
            <text:p>11283.87</text:p>
          </table:table-cell>
          <table:table-cell office:value-type="float" office:value="0.02262">
            <text:p>0.02262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table:number-columns-repeated="2" office:value-type="float" office:value="855">
            <text:p>855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283.897">
            <text:p>11283.897</text:p>
          </table:table-cell>
          <table:table-cell office:value-type="float" office:value="0.02262">
            <text:p>0.02262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table:number-columns-repeated="2" office:value-type="float" office:value="857">
            <text:p>857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287.279">
            <text:p>11287.279</text:p>
          </table:table-cell>
          <table:table-cell office:value-type="float" office:value="0.02231">
            <text:p>0.02231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table:number-columns-repeated="2" office:value-type="float" office:value="859">
            <text:p>859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287.484">
            <text:p>11287.484</text:p>
          </table:table-cell>
          <table:table-cell office:value-type="float" office:value="0.02229">
            <text:p>0.02229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table:number-columns-repeated="2" office:value-type="float" office:value="861">
            <text:p>861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292.318">
            <text:p>11292.318</text:p>
          </table:table-cell>
          <table:table-cell office:value-type="float" office:value="0.02186">
            <text:p>0.02186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table:number-columns-repeated="2" office:value-type="float" office:value="863">
            <text:p>863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292.551">
            <text:p>11292.551</text:p>
          </table:table-cell>
          <table:table-cell office:value-type="float" office:value="0.02184">
            <text:p>0.02184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table:number-columns-repeated="2" office:value-type="float" office:value="865">
            <text:p>865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293.996">
            <text:p>11293.996</text:p>
          </table:table-cell>
          <table:table-cell office:value-type="float" office:value="0.0217">
            <text:p>0.0217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table:number-columns-repeated="2" office:value-type="float" office:value="867">
            <text:p>867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294.874">
            <text:p>11294.874</text:p>
          </table:table-cell>
          <table:table-cell office:value-type="float" office:value="0.02162">
            <text:p>0.02162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table:number-columns-repeated="2" office:value-type="float" office:value="871">
            <text:p>871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295.262">
            <text:p>11295.262</text:p>
          </table:table-cell>
          <table:table-cell office:value-type="float" office:value="0.02159">
            <text:p>0.02159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table:number-columns-repeated="2" office:value-type="float" office:value="875">
            <text:p>875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295.733">
            <text:p>11295.733</text:p>
          </table:table-cell>
          <table:table-cell office:value-type="float" office:value="0.02155">
            <text:p>0.02155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table:number-columns-repeated="2" office:value-type="float" office:value="877">
            <text:p>877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296.255">
            <text:p>11296.255</text:p>
          </table:table-cell>
          <table:table-cell office:value-type="float" office:value="0.0215">
            <text:p>0.0215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table:number-columns-repeated="2" office:value-type="float" office:value="879">
            <text:p>879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296.542">
            <text:p>11296.542</text:p>
          </table:table-cell>
          <table:table-cell office:value-type="float" office:value="0.02147">
            <text:p>0.02147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table:number-columns-repeated="2" office:value-type="float" office:value="881">
            <text:p>881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297.066">
            <text:p>11297.066</text:p>
          </table:table-cell>
          <table:table-cell office:value-type="float" office:value="0.02143">
            <text:p>0.02143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table:number-columns-repeated="2" office:value-type="float" office:value="883">
            <text:p>883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298.309">
            <text:p>11298.309</text:p>
          </table:table-cell>
          <table:table-cell office:value-type="float" office:value="0.02131">
            <text:p>0.02131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table:number-columns-repeated="2" office:value-type="float" office:value="887">
            <text:p>887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298.311">
            <text:p>11298.311</text:p>
          </table:table-cell>
          <table:table-cell office:value-type="float" office:value="0.02131">
            <text:p>0.02131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table:number-columns-repeated="2" office:value-type="float" office:value="888">
            <text:p>888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298.326">
            <text:p>11298.326</text:p>
          </table:table-cell>
          <table:table-cell office:value-type="float" office:value="0.02131">
            <text:p>0.02131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table:number-columns-repeated="2" office:value-type="float" office:value="890">
            <text:p>890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298.368">
            <text:p>11298.368</text:p>
          </table:table-cell>
          <table:table-cell office:value-type="float" office:value="0.02131">
            <text:p>0.02131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table:number-columns-repeated="2" office:value-type="float" office:value="892">
            <text:p>892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298.989">
            <text:p>11298.989</text:p>
          </table:table-cell>
          <table:table-cell office:value-type="float" office:value="0.02125">
            <text:p>0.02125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table:number-columns-repeated="2" office:value-type="float" office:value="895">
            <text:p>895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301.806">
            <text:p>11301.806</text:p>
          </table:table-cell>
          <table:table-cell office:value-type="float" office:value="0.021">
            <text:p>0.021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table:number-columns-repeated="2" office:value-type="float" office:value="897">
            <text:p>897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304.942">
            <text:p>11304.942</text:p>
          </table:table-cell>
          <table:table-cell office:value-type="float" office:value="0.02072">
            <text:p>0.02072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table:number-columns-repeated="2" office:value-type="float" office:value="899">
            <text:p>899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305.309">
            <text:p>11305.309</text:p>
          </table:table-cell>
          <table:table-cell office:value-type="float" office:value="0.02068">
            <text:p>0.02068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table:number-columns-repeated="2" office:value-type="float" office:value="904">
            <text:p>904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305.371">
            <text:p>11305.371</text:p>
          </table:table-cell>
          <table:table-cell office:value-type="float" office:value="0.02068">
            <text:p>0.02068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table:number-columns-repeated="2" office:value-type="float" office:value="906">
            <text:p>906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306.129">
            <text:p>11306.129</text:p>
          </table:table-cell>
          <table:table-cell office:value-type="float" office:value="0.02061">
            <text:p>0.02061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table:number-columns-repeated="2" office:value-type="float" office:value="908">
            <text:p>908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306.71">
            <text:p>11306.71</text:p>
          </table:table-cell>
          <table:table-cell office:value-type="float" office:value="0.02056">
            <text:p>0.02056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table:number-columns-repeated="2" office:value-type="float" office:value="909">
            <text:p>909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308.545">
            <text:p>11308.545</text:p>
          </table:table-cell>
          <table:table-cell office:value-type="float" office:value="0.02039">
            <text:p>0.02039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table:number-columns-repeated="2" office:value-type="float" office:value="911">
            <text:p>911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311.288">
            <text:p>11311.288</text:p>
          </table:table-cell>
          <table:table-cell office:value-type="float" office:value="0.02014">
            <text:p>0.02014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table:number-columns-repeated="2" office:value-type="float" office:value="913">
            <text:p>913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311.859">
            <text:p>11311.859</text:p>
          </table:table-cell>
          <table:table-cell office:value-type="float" office:value="0.02009">
            <text:p>0.02009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table:number-columns-repeated="2" office:value-type="float" office:value="915">
            <text:p>915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311.904">
            <text:p>11311.904</text:p>
          </table:table-cell>
          <table:table-cell office:value-type="float" office:value="0.02009">
            <text:p>0.02009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table:number-columns-repeated="2" office:value-type="float" office:value="938">
            <text:p>938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313.589">
            <text:p>11313.589</text:p>
          </table:table-cell>
          <table:table-cell office:value-type="float" office:value="0.01993">
            <text:p>0.01993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table:number-columns-repeated="2" office:value-type="float" office:value="939">
            <text:p>939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314.417">
            <text:p>11314.417</text:p>
          </table:table-cell>
          <table:table-cell office:value-type="float" office:value="0.01986">
            <text:p>0.01986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table:number-columns-repeated="2" office:value-type="float" office:value="941">
            <text:p>941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314.77">
            <text:p>11314.77</text:p>
          </table:table-cell>
          <table:table-cell office:value-type="float" office:value="0.01983">
            <text:p>0.01983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table:number-columns-repeated="2" office:value-type="float" office:value="943">
            <text:p>943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315.578">
            <text:p>11315.578</text:p>
          </table:table-cell>
          <table:table-cell office:value-type="float" office:value="0.01976">
            <text:p>0.01976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table:number-columns-repeated="2" office:value-type="float" office:value="945">
            <text:p>945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315.656">
            <text:p>11315.656</text:p>
          </table:table-cell>
          <table:table-cell office:value-type="float" office:value="0.01975">
            <text:p>0.01975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table:number-columns-repeated="2" office:value-type="float" office:value="967">
            <text:p>967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315.89">
            <text:p>11315.89</text:p>
          </table:table-cell>
          <table:table-cell office:value-type="float" office:value="0.01973">
            <text:p>0.01973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table:number-columns-repeated="2" office:value-type="float" office:value="968">
            <text:p>968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324.469">
            <text:p>11324.469</text:p>
          </table:table-cell>
          <table:table-cell office:value-type="float" office:value="0.01896">
            <text:p>0.01896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table:number-columns-repeated="2" office:value-type="float" office:value="970">
            <text:p>970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324.709">
            <text:p>11324.709</text:p>
          </table:table-cell>
          <table:table-cell office:value-type="float" office:value="0.01893">
            <text:p>0.01893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table:number-columns-repeated="2" office:value-type="float" office:value="972">
            <text:p>972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324.906">
            <text:p>11324.906</text:p>
          </table:table-cell>
          <table:table-cell office:value-type="float" office:value="0.01892">
            <text:p>0.01892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table:number-columns-repeated="2" office:value-type="float" office:value="974">
            <text:p>974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324.939">
            <text:p>11324.939</text:p>
          </table:table-cell>
          <table:table-cell office:value-type="float" office:value="0.01891">
            <text:p>0.01891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table:number-columns-repeated="2" office:value-type="float" office:value="1017">
            <text:p>1017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326.442">
            <text:p>11326.442</text:p>
          </table:table-cell>
          <table:table-cell office:value-type="float" office:value="0.01878">
            <text:p>0.01878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table:number-columns-repeated="2" office:value-type="float" office:value="1019">
            <text:p>1019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342.114">
            <text:p>11342.114</text:p>
          </table:table-cell>
          <table:table-cell office:value-type="float" office:value="0.01737">
            <text:p>0.01737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table:number-columns-repeated="2" office:value-type="float" office:value="1923">
            <text:p>1923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344.219">
            <text:p>11344.219</text:p>
          </table:table-cell>
          <table:table-cell office:value-type="float" office:value="0.01718">
            <text:p>0.01718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table:number-columns-repeated="2" office:value-type="float" office:value="1982">
            <text:p>1982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345.784">
            <text:p>11345.784</text:p>
          </table:table-cell>
          <table:table-cell office:value-type="float" office:value="0.01704">
            <text:p>0.01704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table:number-columns-repeated="2" office:value-type="float" office:value="2006">
            <text:p>2006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354.453">
            <text:p>11354.453</text:p>
          </table:table-cell>
          <table:table-cell office:value-type="float" office:value="0.01626">
            <text:p>0.01626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table:number-columns-repeated="2" office:value-type="float" office:value="2066">
            <text:p>2066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355.589">
            <text:p>11355.589</text:p>
          </table:table-cell>
          <table:table-cell office:value-type="float" office:value="0.01616">
            <text:p>0.01616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table:number-columns-repeated="2" office:value-type="float" office:value="2176">
            <text:p>2176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357.429">
            <text:p>11357.429</text:p>
          </table:table-cell>
          <table:table-cell office:value-type="float" office:value="0.016">
            <text:p>0.016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table:number-columns-repeated="2" office:value-type="float" office:value="2215">
            <text:p>2215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359.729">
            <text:p>11359.729</text:p>
          </table:table-cell>
          <table:table-cell office:value-type="float" office:value="0.01579">
            <text:p>0.01579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table:number-columns-repeated="2" office:value-type="float" office:value="2240">
            <text:p>2240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360.164">
            <text:p>11360.164</text:p>
          </table:table-cell>
          <table:table-cell office:value-type="float" office:value="0.01575">
            <text:p>0.01575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table:number-columns-repeated="2" office:value-type="float" office:value="2265">
            <text:p>2265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361.265">
            <text:p>11361.265</text:p>
          </table:table-cell>
          <table:table-cell office:value-type="float" office:value="0.01565">
            <text:p>0.01565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table:number-columns-repeated="2" office:value-type="float" office:value="2296">
            <text:p>2296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361.8">
            <text:p>11361.8</text:p>
          </table:table-cell>
          <table:table-cell office:value-type="float" office:value="0.01561">
            <text:p>0.01561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table:number-columns-repeated="2" office:value-type="float" office:value="2306">
            <text:p>2306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364.02">
            <text:p>11364.02</text:p>
          </table:table-cell>
          <table:table-cell office:value-type="float" office:value="0.01541">
            <text:p>0.01541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table:number-columns-repeated="2" office:value-type="float" office:value="2348">
            <text:p>2348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364.681">
            <text:p>11364.681</text:p>
          </table:table-cell>
          <table:table-cell office:value-type="float" office:value="0.01535">
            <text:p>0.01535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table:number-columns-repeated="2" office:value-type="float" office:value="2379">
            <text:p>2379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366.257">
            <text:p>11366.257</text:p>
          </table:table-cell>
          <table:table-cell office:value-type="float" office:value="0.01521">
            <text:p>0.01521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table:number-columns-repeated="2" office:value-type="float" office:value="2445">
            <text:p>2445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366.628">
            <text:p>11366.628</text:p>
          </table:table-cell>
          <table:table-cell office:value-type="float" office:value="0.01518">
            <text:p>0.01518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table:number-columns-repeated="2" office:value-type="float" office:value="2482">
            <text:p>2482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366.906">
            <text:p>11366.906</text:p>
          </table:table-cell>
          <table:table-cell office:value-type="float" office:value="0.01515">
            <text:p>0.01515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table:number-columns-repeated="2" office:value-type="float" office:value="2535">
            <text:p>2535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367.158">
            <text:p>11367.158</text:p>
          </table:table-cell>
          <table:table-cell office:value-type="float" office:value="0.01513">
            <text:p>0.01513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table:number-columns-repeated="2" office:value-type="float" office:value="2577">
            <text:p>2577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367.408">
            <text:p>11367.408</text:p>
          </table:table-cell>
          <table:table-cell office:value-type="float" office:value="0.01511">
            <text:p>0.01511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table:number-columns-repeated="2" office:value-type="float" office:value="2678">
            <text:p>2678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367.62">
            <text:p>11367.62</text:p>
          </table:table-cell>
          <table:table-cell office:value-type="float" office:value="0.01509">
            <text:p>0.01509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table:number-columns-repeated="2" office:value-type="float" office:value="2700">
            <text:p>2700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367.813">
            <text:p>11367.813</text:p>
          </table:table-cell>
          <table:table-cell office:value-type="float" office:value="0.01507">
            <text:p>0.01507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table:number-columns-repeated="2" office:value-type="float" office:value="2721">
            <text:p>2721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368.627">
            <text:p>11368.627</text:p>
          </table:table-cell>
          <table:table-cell office:value-type="float" office:value="0.015">
            <text:p>0.015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table:number-columns-repeated="2" office:value-type="float" office:value="2762">
            <text:p>2762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368.663">
            <text:p>11368.663</text:p>
          </table:table-cell>
          <table:table-cell office:value-type="float" office:value="0.01499">
            <text:p>0.01499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table:number-columns-repeated="2" office:value-type="float" office:value="2799">
            <text:p>2799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369.086">
            <text:p>11369.086</text:p>
          </table:table-cell>
          <table:table-cell office:value-type="float" office:value="0.01496">
            <text:p>0.01496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table:number-columns-repeated="2" office:value-type="float" office:value="2844">
            <text:p>2844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369.922">
            <text:p>11369.922</text:p>
          </table:table-cell>
          <table:table-cell office:value-type="float" office:value="0.01488">
            <text:p>0.01488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table:number-columns-repeated="2" office:value-type="float" office:value="2920">
            <text:p>2920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370.315">
            <text:p>11370.315</text:p>
          </table:table-cell>
          <table:table-cell office:value-type="float" office:value="0.01485">
            <text:p>0.01485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table:number-columns-repeated="2" office:value-type="float" office:value="3033">
            <text:p>3033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370.468">
            <text:p>11370.468</text:p>
          </table:table-cell>
          <table:table-cell office:value-type="float" office:value="0.01483">
            <text:p>0.01483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table:number-columns-repeated="2" office:value-type="float" office:value="3086">
            <text:p>3086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370.6">
            <text:p>11370.6</text:p>
          </table:table-cell>
          <table:table-cell office:value-type="float" office:value="0.01482">
            <text:p>0.01482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table:number-columns-repeated="2" office:value-type="float" office:value="3259">
            <text:p>3259</text:p>
          </table:table-cell>
          <table:table-cell office:value-type="float" office:value="2">
            <text:p>2</text:p>
          </table:table-cell>
          <table:table-cell office:value-type="float" office:value="11539.124">
            <text:p>11539.124</text:p>
          </table:table-cell>
          <table:table-cell office:value-type="float" office:value="11371.758">
            <text:p>11371.758</text:p>
          </table:table-cell>
          <table:table-cell office:value-type="float" office:value="0.01472">
            <text:p>0.01472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table:number-columns-repeated="2" office:value-type="float" office:value="3289">
            <text:p>3289</text:p>
          </table:table-cell>
          <table:table-cell office:value-type="float" office:value="3">
            <text:p>3</text:p>
          </table:table-cell>
          <table:table-cell office:value-type="float" office:value="11397.972">
            <text:p>11397.972</text:p>
          </table:table-cell>
          <table:table-cell office:value-type="float" office:value="11371.758">
            <text:p>11371.758</text:p>
          </table:table-cell>
          <table:table-cell office:value-type="float" office:value="0.00231">
            <text:p>0.00231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table:number-columns-repeated="2" office:value-type="float" office:value="3291">
            <text:p>3291</text:p>
          </table:table-cell>
          <table:table-cell office:value-type="float" office:value="3">
            <text:p>3</text:p>
          </table:table-cell>
          <table:table-cell office:value-type="float" office:value="11397.972">
            <text:p>11397.972</text:p>
          </table:table-cell>
          <table:table-cell office:value-type="float" office:value="11373.517">
            <text:p>11373.517</text:p>
          </table:table-cell>
          <table:table-cell office:value-type="float" office:value="0.00215">
            <text:p>0.00215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table:number-columns-repeated="2" office:value-type="float" office:value="3325">
            <text:p>3325</text:p>
          </table:table-cell>
          <table:table-cell office:value-type="float" office:value="3">
            <text:p>3</text:p>
          </table:table-cell>
          <table:table-cell office:value-type="float" office:value="11397.972">
            <text:p>11397.972</text:p>
          </table:table-cell>
          <table:table-cell office:value-type="float" office:value="11376.989">
            <text:p>11376.989</text:p>
          </table:table-cell>
          <table:table-cell office:value-type="float" office:value="0.00184">
            <text:p>0.00184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table:number-columns-repeated="2" office:value-type="float" office:value="3348">
            <text:p>3348</text:p>
          </table:table-cell>
          <table:table-cell office:value-type="float" office:value="3">
            <text:p>3</text:p>
          </table:table-cell>
          <table:table-cell office:value-type="float" office:value="11397.972">
            <text:p>11397.972</text:p>
          </table:table-cell>
          <table:table-cell office:value-type="float" office:value="11377.848">
            <text:p>11377.848</text:p>
          </table:table-cell>
          <table:table-cell office:value-type="float" office:value="0.00177">
            <text:p>0.00177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table:number-columns-repeated="2" office:value-type="float" office:value="3351">
            <text:p>3351</text:p>
          </table:table-cell>
          <table:table-cell office:value-type="float" office:value="3">
            <text:p>3</text:p>
          </table:table-cell>
          <table:table-cell office:value-type="float" office:value="11397.972">
            <text:p>11397.972</text:p>
          </table:table-cell>
          <table:table-cell office:value-type="float" office:value="11377.904">
            <text:p>11377.904</text:p>
          </table:table-cell>
          <table:table-cell office:value-type="float" office:value="0.00176">
            <text:p>0.00176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table:number-columns-repeated="2" office:value-type="float" office:value="3389">
            <text:p>3389</text:p>
          </table:table-cell>
          <table:table-cell office:value-type="float" office:value="3">
            <text:p>3</text:p>
          </table:table-cell>
          <table:table-cell office:value-type="float" office:value="11397.972">
            <text:p>11397.972</text:p>
          </table:table-cell>
          <table:table-cell office:value-type="float" office:value="11392.912">
            <text:p>11392.912</text:p>
          </table:table-cell>
          <table:table-cell office:value-type="float" office:value="0.00044">
            <text:p>0.00044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table:number-columns-repeated="2" office:value-type="float" office:value="3404">
            <text:p>3404</text:p>
          </table:table-cell>
          <table:table-cell office:value-type="float" office:value="3">
            <text:p>3</text:p>
          </table:table-cell>
          <table:table-cell office:value-type="float" office:value="11397.972">
            <text:p>11397.972</text:p>
          </table:table-cell>
          <table:table-cell office:value-type="float" office:value="11397.017">
            <text:p>11397.017</text:p>
          </table:table-cell>
          <table:table-cell office:value-type="float" office:value="0.00008">
            <text:p>0.00008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table:number-columns-repeated="2" office:value-type="float" office:value="3407">
            <text:p>3407</text:p>
          </table:table-cell>
          <table:table-cell office:value-type="float" office:value="3">
            <text:p>3</text:p>
          </table:table-cell>
          <table:table-cell office:value-type="float" office:value="11397.972">
            <text:p>11397.972</text:p>
          </table:table-cell>
          <table:table-cell office:value-type="float" office:value="11397.968">
            <text:p>11397.9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table:number-columns-repeated="2" office:value-type="float" office:value="3411">
            <text:p>3411</text:p>
          </table:table-cell>
          <table:table-cell office:value-type="float" office:value="3">
            <text:p>3</text:p>
          </table:table-cell>
          <table:table-cell table:number-columns-repeated="2" office:value-type="float" office:value="11397.972">
            <text:p>11397.972</text:p>
          </table:table-cell>
          <table:table-cell office:value-type="float" office:value="0">
            <text:p>0</text:p>
          </table:table-cell>
        </table:table-row>
      </table:table>
      <table:table table:name="Sheet2" table:style-name="ta1" table:print-ranges="Sheet2.A1:Sheet2.I25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5">08/25/2011</text:date>, <text:time>16:1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printed-by>Victor Pillac</meta:printed-by>
    <meta:print-date>2011-08-25T14:40:28</meta:print-date>
    <dc:date>2011-08-25T16:15:28</dc:date>
    <dc:creator>Victor Pillac</dc:creator>
    <meta:generator>OpenOffice.org/3.2$Unix OpenOffice.org_project/320m19$Build-9505</meta:generator>
    <meta:editing-duration>PT01H07M26S</meta:editing-duration>
    <meta:editing-cycles>1</meta:editing-cycles>
    <meta:document-statistic meta:table-count="3" meta:cell-count="12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186cm" svg:height="11.115cm" xlink:href=".." chart:class="chart:scatter" chart:column-mapping="1 2" chart:style-name="ch1">
        <chart:title svg:x="6.891cm" svg:y="0.223cm" chart:style-name="ch2">
          <text:p>Gurobi Behavior on set-covering</text:p>
        </chart:title>
        <chart:subtitle svg:x="7.738cm" svg:y="0.948cm" chart:style-name="ch3">
          <text:p>Instance C101.100_4-5-5-5</text:p>
        </chart:subtitle>
        <chart:legend chart:legend-position="end" svg:x="17.784cm" svg:y="4.9cm" chart:style-name="ch4"/>
        <chart:plot-area chart:style-name="ch5" table:cell-range-address="Sheet1.A7:Sheet1.A60 Sheet1.E6:Sheet1.G60" chart:data-source-has-labels="row" svg:x="0.605cm" svg:y="1.621cm" svg:width="16.777cm" svg:height="9.029cm">
          <chart:axis chart:dimension="x" chart:name="primary-x" chart:style-name="ch6">
            <chart:title svg:x="8.697cm" svg:y="10.3cm" chart:style-name="ch7">
              <text:p>Time (s)</text:p>
            </chart:title>
          </chart:axis>
          <chart:axis chart:dimension="y" chart:name="primary-y" chart:style-name="ch6">
            <chart:title svg:x="0.404cm" svg:y="6.524cm" chart:style-name="ch8">
              <text:p>Objective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Sheet1.E7:Sheet1.E60" chart:label-cell-address="Sheet1.E6:Sheet1.E6" chart:class="chart:scatter">
            <chart:domain table:cell-range-address="Sheet1.A7:Sheet1.A60"/>
            <chart:data-point chart:repeated="54"/>
          </chart:series>
          <chart:series chart:attached-axis="primary-y" chart:style-name="ch12" chart:values-cell-range-address="Sheet1.F7:Sheet1.F60" chart:label-cell-address="Sheet1.F6:Sheet1.F6" chart:class="chart:scatter">
            <chart:data-point chart:repeated="54"/>
          </chart:series>
          <chart:series chart:attached-axis="secondary-y" chart:style-name="ch13" chart:values-cell-range-address="Sheet1.G7:Sheet1.G60" chart:label-cell-address="Sheet1.G6:Sheet1.G6" chart:class="chart:scatter">
            <chart:data-point chart:repeated="5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E6:Sheet1.E6">Incumbent</text:p>
              </table:table-cell>
              <table:table-cell office:value-type="string">
                <text:p text:id="Sheet1.F6:Sheet1.F6">BestBd</text:p>
              </table:table-cell>
              <table:table-cell office:value-type="string">
                <text:p text:id="Sheet1.G6:Sheet1.G6">Ga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 text:id="Sheet1.A7:Sheet1.A60">5</text:p>
              </table:table-cell>
              <table:table-cell office:value-type="float" office:value="12119.487">
                <text:p text:id="Sheet1.E7:Sheet1.E60">12119.487</text:p>
              </table:table-cell>
              <table:table-cell office:value-type="float" office:value="1.#NAN">
                <text:p text:id="Sheet1.F7:Sheet1.F60">1.#NAN</text:p>
              </table:table-cell>
              <table:table-cell office:value-type="float" office:value="1">
                <text:p text:id="Sheet1.G7:Sheet1.G60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2119.487">
                <text:p>12119.487</text:p>
              </table:table-cell>
              <table:table-cell office:value-type="float" office:value="11234.877">
                <text:p>11234.877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12119.487">
                <text:p>12119.487</text:p>
              </table:table-cell>
              <table:table-cell office:value-type="float" office:value="11241.263">
                <text:p>11241.263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12119.487">
                <text:p>12119.487</text:p>
              </table:table-cell>
              <table:table-cell office:value-type="float" office:value="11241.305">
                <text:p>11241.305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12119.487">
                <text:p>12119.487</text:p>
              </table:table-cell>
              <table:table-cell office:value-type="float" office:value="11241.929">
                <text:p>11241.929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12119.487">
                <text:p>12119.487</text:p>
              </table:table-cell>
              <table:table-cell office:value-type="float" office:value="11243.453">
                <text:p>11243.453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">
                <text:p>37</text:p>
              </table:table-cell>
              <table:table-cell office:value-type="float" office:value="12119.487">
                <text:p>12119.487</text:p>
              </table:table-cell>
              <table:table-cell office:value-type="float" office:value="11243.598">
                <text:p>11243.598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12119.487">
                <text:p>12119.487</text:p>
              </table:table-cell>
              <table:table-cell office:value-type="float" office:value="11243.948">
                <text:p>11243.948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3">
                <text:p>713</text:p>
              </table:table-cell>
              <table:table-cell office:value-type="float" office:value="12119.487">
                <text:p>12119.487</text:p>
              </table:table-cell>
              <table:table-cell office:value-type="float" office:value="11244.723">
                <text:p>11244.723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37">
                <text:p>737</text:p>
              </table:table-cell>
              <table:table-cell office:value-type="float" office:value="12119.487">
                <text:p>12119.487</text:p>
              </table:table-cell>
              <table:table-cell office:value-type="float" office:value="11247.425">
                <text:p>11247.425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5">
                <text:p>765</text:p>
              </table:table-cell>
              <table:table-cell office:value-type="float" office:value="12119.487">
                <text:p>12119.487</text:p>
              </table:table-cell>
              <table:table-cell office:value-type="float" office:value="11247.479">
                <text:p>11247.479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4">
                <text:p>784</text:p>
              </table:table-cell>
              <table:table-cell office:value-type="float" office:value="12119.487">
                <text:p>12119.487</text:p>
              </table:table-cell>
              <table:table-cell office:value-type="float" office:value="11256.765">
                <text:p>11256.765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2">
                <text:p>792</text:p>
              </table:table-cell>
              <table:table-cell office:value-type="float" office:value="12119.487">
                <text:p>12119.487</text:p>
              </table:table-cell>
              <table:table-cell office:value-type="float" office:value="11258.634">
                <text:p>11258.634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9">
                <text:p>809</text:p>
              </table:table-cell>
              <table:table-cell office:value-type="float" office:value="12119.487">
                <text:p>12119.487</text:p>
              </table:table-cell>
              <table:table-cell office:value-type="float" office:value="11260.527">
                <text:p>11260.527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26">
                <text:p>826</text:p>
              </table:table-cell>
              <table:table-cell office:value-type="float" office:value="12119.487">
                <text:p>12119.487</text:p>
              </table:table-cell>
              <table:table-cell office:value-type="float" office:value="11263.143">
                <text:p>11263.143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32">
                <text:p>832</text:p>
              </table:table-cell>
              <table:table-cell office:value-type="float" office:value="12119.487">
                <text:p>12119.487</text:p>
              </table:table-cell>
              <table:table-cell office:value-type="float" office:value="11266.25">
                <text:p>11266.25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45">
                <text:p>845</text:p>
              </table:table-cell>
              <table:table-cell office:value-type="float" office:value="12119.487">
                <text:p>12119.487</text:p>
              </table:table-cell>
              <table:table-cell office:value-type="float" office:value="11266.271">
                <text:p>11266.271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3">
                <text:p>853</text:p>
              </table:table-cell>
              <table:table-cell office:value-type="float" office:value="12119.487">
                <text:p>12119.487</text:p>
              </table:table-cell>
              <table:table-cell office:value-type="float" office:value="11270.208">
                <text:p>11270.208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5">
                <text:p>855</text:p>
              </table:table-cell>
              <table:table-cell office:value-type="float" office:value="12119.487">
                <text:p>12119.487</text:p>
              </table:table-cell>
              <table:table-cell office:value-type="float" office:value="11271.21">
                <text:p>11271.21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60">
                <text:p>860</text:p>
              </table:table-cell>
              <table:table-cell office:value-type="float" office:value="12119.487">
                <text:p>12119.487</text:p>
              </table:table-cell>
              <table:table-cell office:value-type="float" office:value="11280.289">
                <text:p>11280.289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64">
                <text:p>864</text:p>
              </table:table-cell>
              <table:table-cell office:value-type="float" office:value="12119.487">
                <text:p>12119.487</text:p>
              </table:table-cell>
              <table:table-cell office:value-type="float" office:value="11286.973">
                <text:p>11286.973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6">
                <text:p>866</text:p>
              </table:table-cell>
              <table:table-cell office:value-type="float" office:value="12119.487">
                <text:p>12119.487</text:p>
              </table:table-cell>
              <table:table-cell office:value-type="float" office:value="11288.587">
                <text:p>11288.587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68">
                <text:p>868</text:p>
              </table:table-cell>
              <table:table-cell office:value-type="float" office:value="12119.487">
                <text:p>12119.487</text:p>
              </table:table-cell>
              <table:table-cell office:value-type="float" office:value="11289.682">
                <text:p>11289.682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88">
                <text:p>888</text:p>
              </table:table-cell>
              <table:table-cell office:value-type="float" office:value="12119.487">
                <text:p>12119.487</text:p>
              </table:table-cell>
              <table:table-cell office:value-type="float" office:value="11296.735">
                <text:p>11296.735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95">
                <text:p>895</text:p>
              </table:table-cell>
              <table:table-cell office:value-type="float" office:value="12119.487">
                <text:p>12119.487</text:p>
              </table:table-cell>
              <table:table-cell office:value-type="float" office:value="11297.813">
                <text:p>11297.813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">
                <text:p>900</text:p>
              </table:table-cell>
              <table:table-cell office:value-type="float" office:value="12119.487">
                <text:p>12119.487</text:p>
              </table:table-cell>
              <table:table-cell office:value-type="float" office:value="11305.359">
                <text:p>11305.359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">
                <text:p>900</text:p>
              </table:table-cell>
              <table:table-cell office:value-type="float" office:value="11405.942">
                <text:p>11405.942</text:p>
              </table:table-cell>
              <table:table-cell office:value-type="float" office:value="11305.359">
                <text:p>11305.359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1">
                <text:p>901</text:p>
              </table:table-cell>
              <table:table-cell office:value-type="float" office:value="11405.942">
                <text:p>11405.942</text:p>
              </table:table-cell>
              <table:table-cell office:value-type="float" office:value="11305.711">
                <text:p>11305.71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1">
                <text:p>901</text:p>
              </table:table-cell>
              <table:table-cell office:value-type="float" office:value="11405.942">
                <text:p>11405.942</text:p>
              </table:table-cell>
              <table:table-cell office:value-type="float" office:value="11306.759">
                <text:p>11306.759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1">
                <text:p>901</text:p>
              </table:table-cell>
              <table:table-cell office:value-type="float" office:value="11405.942">
                <text:p>11405.942</text:p>
              </table:table-cell>
              <table:table-cell office:value-type="float" office:value="11307.253">
                <text:p>11307.253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2">
                <text:p>902</text:p>
              </table:table-cell>
              <table:table-cell office:value-type="float" office:value="11405.942">
                <text:p>11405.942</text:p>
              </table:table-cell>
              <table:table-cell office:value-type="float" office:value="11309.023">
                <text:p>11309.023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10">
                <text:p>910</text:p>
              </table:table-cell>
              <table:table-cell office:value-type="float" office:value="11405.942">
                <text:p>11405.942</text:p>
              </table:table-cell>
              <table:table-cell office:value-type="float" office:value="11311.933">
                <text:p>11311.933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11">
                <text:p>911</text:p>
              </table:table-cell>
              <table:table-cell office:value-type="float" office:value="11405.942">
                <text:p>11405.942</text:p>
              </table:table-cell>
              <table:table-cell office:value-type="float" office:value="11312.141">
                <text:p>11312.141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11">
                <text:p>911</text:p>
              </table:table-cell>
              <table:table-cell office:value-type="float" office:value="11405.942">
                <text:p>11405.942</text:p>
              </table:table-cell>
              <table:table-cell office:value-type="float" office:value="11313.184">
                <text:p>11313.184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11">
                <text:p>911</text:p>
              </table:table-cell>
              <table:table-cell office:value-type="float" office:value="11405.942">
                <text:p>11405.942</text:p>
              </table:table-cell>
              <table:table-cell office:value-type="float" office:value="11313.515">
                <text:p>11313.515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12">
                <text:p>912</text:p>
              </table:table-cell>
              <table:table-cell office:value-type="float" office:value="11405.942">
                <text:p>11405.942</text:p>
              </table:table-cell>
              <table:table-cell office:value-type="float" office:value="11313.84">
                <text:p>11313.84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12">
                <text:p>912</text:p>
              </table:table-cell>
              <table:table-cell office:value-type="float" office:value="11405.942">
                <text:p>11405.942</text:p>
              </table:table-cell>
              <table:table-cell office:value-type="float" office:value="11314.293">
                <text:p>11314.293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13">
                <text:p>913</text:p>
              </table:table-cell>
              <table:table-cell office:value-type="float" office:value="11405.942">
                <text:p>11405.942</text:p>
              </table:table-cell>
              <table:table-cell office:value-type="float" office:value="11315.269">
                <text:p>11315.269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13">
                <text:p>913</text:p>
              </table:table-cell>
              <table:table-cell office:value-type="float" office:value="11405.942">
                <text:p>11405.942</text:p>
              </table:table-cell>
              <table:table-cell office:value-type="float" office:value="11320.729">
                <text:p>11320.729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23">
                <text:p>923</text:p>
              </table:table-cell>
              <table:table-cell office:value-type="float" office:value="11405.942">
                <text:p>11405.942</text:p>
              </table:table-cell>
              <table:table-cell office:value-type="float" office:value="11321.073">
                <text:p>11321.073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23">
                <text:p>923</text:p>
              </table:table-cell>
              <table:table-cell office:value-type="float" office:value="11405.942">
                <text:p>11405.942</text:p>
              </table:table-cell>
              <table:table-cell office:value-type="float" office:value="11333.055">
                <text:p>11333.055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23">
                <text:p>923</text:p>
              </table:table-cell>
              <table:table-cell office:value-type="float" office:value="11405.942">
                <text:p>11405.942</text:p>
              </table:table-cell>
              <table:table-cell office:value-type="float" office:value="11333.336">
                <text:p>11333.336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70">
                <text:p>1070</text:p>
              </table:table-cell>
              <table:table-cell office:value-type="float" office:value="11405.942">
                <text:p>11405.942</text:p>
              </table:table-cell>
              <table:table-cell office:value-type="float" office:value="11343.01">
                <text:p>11343.01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71">
                <text:p>1071</text:p>
              </table:table-cell>
              <table:table-cell office:value-type="float" office:value="11405.942">
                <text:p>11405.942</text:p>
              </table:table-cell>
              <table:table-cell office:value-type="float" office:value="11344.411">
                <text:p>11344.411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71">
                <text:p>1071</text:p>
              </table:table-cell>
              <table:table-cell office:value-type="float" office:value="11405.942">
                <text:p>11405.942</text:p>
              </table:table-cell>
              <table:table-cell office:value-type="float" office:value="11368.928">
                <text:p>11368.928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71">
                <text:p>1071</text:p>
              </table:table-cell>
              <table:table-cell office:value-type="float" office:value="11405.942">
                <text:p>11405.942</text:p>
              </table:table-cell>
              <table:table-cell office:value-type="float" office:value="11369.104">
                <text:p>11369.10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71">
                <text:p>1071</text:p>
              </table:table-cell>
              <table:table-cell office:value-type="float" office:value="11397.972">
                <text:p>11397.972</text:p>
              </table:table-cell>
              <table:table-cell office:value-type="float" office:value="11369.104">
                <text:p>11369.10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71">
                <text:p>1071</text:p>
              </table:table-cell>
              <table:table-cell office:value-type="float" office:value="11397.972">
                <text:p>11397.972</text:p>
              </table:table-cell>
              <table:table-cell office:value-type="float" office:value="11369.532">
                <text:p>11369.53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72">
                <text:p>1072</text:p>
              </table:table-cell>
              <table:table-cell office:value-type="float" office:value="11397.972">
                <text:p>11397.972</text:p>
              </table:table-cell>
              <table:table-cell office:value-type="float" office:value="11371.816">
                <text:p>11371.81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72">
                <text:p>1072</text:p>
              </table:table-cell>
              <table:table-cell office:value-type="float" office:value="11397.972">
                <text:p>11397.972</text:p>
              </table:table-cell>
              <table:table-cell office:value-type="float" office:value="11381.997">
                <text:p>11381.99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72">
                <text:p>1072</text:p>
              </table:table-cell>
              <table:table-cell office:value-type="float" office:value="11397.972">
                <text:p>11397.972</text:p>
              </table:table-cell>
              <table:table-cell office:value-type="float" office:value="11382.125">
                <text:p>11382.12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72">
                <text:p>1072</text:p>
              </table:table-cell>
              <table:table-cell office:value-type="float" office:value="11397.972">
                <text:p>11397.972</text:p>
              </table:table-cell>
              <table:table-cell office:value-type="float" office:value="11387.79">
                <text:p>11387.7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72">
                <text:p>1072</text:p>
              </table:table-cell>
              <table:table-cell office:value-type="float" office:value="11397.972">
                <text:p>11397.972</text:p>
              </table:table-cell>
              <table:table-cell office:value-type="float" office:value="11388.589">
                <text:p>11388.58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2">
                <text:p>1072</text:p>
              </table:table-cell>
              <table:table-cell office:value-type="float" office:value="11397.972">
                <text:p>11397.972</text:p>
              </table:table-cell>
              <table:table-cell office:value-type="float" office:value="11397.972">
                <text:p>11397.97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bow-tie" chart:symbol-width="0.25cm" chart:symbol-height="0.25cm"/>
      <style:graphic-properties svg:stroke-width="0.088cm" svg:stroke-color="#314004" draw:fill-color="#314004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hourglass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568cm" svg:height="9.897cm" xlink:href=".." chart:class="chart:scatter" chart:style-name="ch1">
        <chart:legend chart:legend-position="end" svg:x="17.019cm" svg:y="4.479cm" chart:style-name="ch2"/>
        <chart:plot-area chart:style-name="ch3" table:cell-range-address="Sheet1.A6:Sheet1.A60 Sheet1.H6:Sheet1.I60" chart:data-source-has-labels="row" svg:x="0.391cm" svg:y="0.197cm" svg:width="16.238cm" svg:height="9.30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7:Sheet1.H60" chart:label-cell-address="Sheet1.H6:Sheet1.H6" chart:class="chart:scatter">
            <chart:domain table:cell-range-address="Sheet1.A7:Sheet1.A60"/>
            <chart:data-point chart:repeated="54"/>
          </chart:series>
          <chart:series chart:style-name="ch7" chart:values-cell-range-address="Sheet1.I7:Sheet1.I60" chart:label-cell-address="Sheet1.I6:Sheet1.I6" chart:class="chart:scatter">
            <chart:data-point chart:repeated="5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H6:Sheet1.H6">RelInc</text:p>
              </table:table-cell>
              <table:table-cell office:value-type="string">
                <text:p text:id="Sheet1.I6:Sheet1.I6">RelBestBn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 text:id="Sheet1.A7:Sheet1.A60">5</text:p>
              </table:table-cell>
              <table:table-cell office:value-type="float" office:value="1.06330205057531">
                <text:p text:id="Sheet1.H7:Sheet1.H60">1.06330205057531</text:p>
              </table:table-cell>
              <table:table-cell office:value-type="float" office:value="0">
                <text:p text:id="Sheet1.I7:Sheet1.I60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.06330205057531">
                <text:p>1.06330205057531</text:p>
              </table:table-cell>
              <table:table-cell office:value-type="float" office:value="0.9856908755347">
                <text:p>0.98569087553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1.06330205057531">
                <text:p>1.06330205057531</text:p>
              </table:table-cell>
              <table:table-cell office:value-type="float" office:value="0.98625115064329">
                <text:p>0.986251150643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1.06330205057531">
                <text:p>1.06330205057531</text:p>
              </table:table-cell>
              <table:table-cell office:value-type="float" office:value="0.986254835509334">
                <text:p>0.9862548355093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1.06330205057531">
                <text:p>1.06330205057531</text:p>
              </table:table-cell>
              <table:table-cell office:value-type="float" office:value="0.986309582090568">
                <text:p>0.9863095820905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1.06330205057531">
                <text:p>1.06330205057531</text:p>
              </table:table-cell>
              <table:table-cell office:value-type="float" office:value="0.986443290087044">
                <text:p>0.9864432900870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">
                <text:p>37</text:p>
              </table:table-cell>
              <table:table-cell office:value-type="float" office:value="1.06330205057531">
                <text:p>1.06330205057531</text:p>
              </table:table-cell>
              <table:table-cell office:value-type="float" office:value="0.986456011648388">
                <text:p>0.9864560116483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1.06330205057531">
                <text:p>1.06330205057531</text:p>
              </table:table-cell>
              <table:table-cell office:value-type="float" office:value="0.986486718865426">
                <text:p>0.9864867188654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3">
                <text:p>713</text:p>
              </table:table-cell>
              <table:table-cell office:value-type="float" office:value="1.06330205057531">
                <text:p>1.06330205057531</text:p>
              </table:table-cell>
              <table:table-cell office:value-type="float" office:value="0.986554713417439">
                <text:p>0.9865547134174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37">
                <text:p>737</text:p>
              </table:table-cell>
              <table:table-cell office:value-type="float" office:value="1.06330205057531">
                <text:p>1.06330205057531</text:p>
              </table:table-cell>
              <table:table-cell office:value-type="float" office:value="0.986791773132975">
                <text:p>0.9867917731329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5">
                <text:p>765</text:p>
              </table:table-cell>
              <table:table-cell office:value-type="float" office:value="1.06330205057531">
                <text:p>1.06330205057531</text:p>
              </table:table-cell>
              <table:table-cell office:value-type="float" office:value="0.986796510817889">
                <text:p>0.986796510817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4">
                <text:p>784</text:p>
              </table:table-cell>
              <table:table-cell office:value-type="float" office:value="1.06330205057531">
                <text:p>1.06330205057531</text:p>
              </table:table-cell>
              <table:table-cell office:value-type="float" office:value="0.987611217153367">
                <text:p>0.9876112171533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2">
                <text:p>792</text:p>
              </table:table-cell>
              <table:table-cell office:value-type="float" office:value="1.06330205057531">
                <text:p>1.06330205057531</text:p>
              </table:table-cell>
              <table:table-cell office:value-type="float" office:value="0.987775193692352">
                <text:p>0.9877751936923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9">
                <text:p>809</text:p>
              </table:table-cell>
              <table:table-cell office:value-type="float" office:value="1.06330205057531">
                <text:p>1.06330205057531</text:p>
              </table:table-cell>
              <table:table-cell office:value-type="float" office:value="0.987941275869076">
                <text:p>0.9879412758690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26">
                <text:p>826</text:p>
              </table:table-cell>
              <table:table-cell office:value-type="float" office:value="1.06330205057531">
                <text:p>1.06330205057531</text:p>
              </table:table-cell>
              <table:table-cell office:value-type="float" office:value="0.98817079038271">
                <text:p>0.988170790382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32">
                <text:p>832</text:p>
              </table:table-cell>
              <table:table-cell office:value-type="float" office:value="1.06330205057531">
                <text:p>1.06330205057531</text:p>
              </table:table-cell>
              <table:table-cell office:value-type="float" office:value="0.988443382735104">
                <text:p>0.9884433827351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45">
                <text:p>845</text:p>
              </table:table-cell>
              <table:table-cell office:value-type="float" office:value="1.06330205057531">
                <text:p>1.06330205057531</text:p>
              </table:table-cell>
              <table:table-cell office:value-type="float" office:value="0.988445225168126">
                <text:p>0.9884452251681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3">
                <text:p>853</text:p>
              </table:table-cell>
              <table:table-cell office:value-type="float" office:value="1.06330205057531">
                <text:p>1.06330205057531</text:p>
              </table:table-cell>
              <table:table-cell office:value-type="float" office:value="0.988790637492354">
                <text:p>0.9887906374923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5">
                <text:p>855</text:p>
              </table:table-cell>
              <table:table-cell office:value-type="float" office:value="1.06330205057531">
                <text:p>1.06330205057531</text:p>
              </table:table-cell>
              <table:table-cell office:value-type="float" office:value="0.988878547867989">
                <text:p>0.9888785478679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60">
                <text:p>860</text:p>
              </table:table-cell>
              <table:table-cell office:value-type="float" office:value="1.06330205057531">
                <text:p>1.06330205057531</text:p>
              </table:table-cell>
              <table:table-cell office:value-type="float" office:value="0.989675093077962">
                <text:p>0.9896750930779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64">
                <text:p>864</text:p>
              </table:table-cell>
              <table:table-cell office:value-type="float" office:value="1.06330205057531">
                <text:p>1.06330205057531</text:p>
              </table:table-cell>
              <table:table-cell office:value-type="float" office:value="0.990261513188487">
                <text:p>0.9902615131884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6">
                <text:p>866</text:p>
              </table:table-cell>
              <table:table-cell office:value-type="float" office:value="1.06330205057531">
                <text:p>1.06330205057531</text:p>
              </table:table-cell>
              <table:table-cell office:value-type="float" office:value="0.990403117326486">
                <text:p>0.9904031173264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68">
                <text:p>868</text:p>
              </table:table-cell>
              <table:table-cell office:value-type="float" office:value="1.06330205057531">
                <text:p>1.06330205057531</text:p>
              </table:table-cell>
              <table:table-cell office:value-type="float" office:value="0.990499187048363">
                <text:p>0.9904991870483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88">
                <text:p>888</text:p>
              </table:table-cell>
              <table:table-cell office:value-type="float" office:value="1.06330205057531">
                <text:p>1.06330205057531</text:p>
              </table:table-cell>
              <table:table-cell office:value-type="float" office:value="0.991117981339137">
                <text:p>0.9911179813391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95">
                <text:p>895</text:p>
              </table:table-cell>
              <table:table-cell office:value-type="float" office:value="1.06330205057531">
                <text:p>1.06330205057531</text:p>
              </table:table-cell>
              <table:table-cell office:value-type="float" office:value="0.991212559567614">
                <text:p>0.9912125595676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">
                <text:p>900</text:p>
              </table:table-cell>
              <table:table-cell office:value-type="float" office:value="1.06330205057531">
                <text:p>1.06330205057531</text:p>
              </table:table-cell>
              <table:table-cell office:value-type="float" office:value="0.991874607166959">
                <text:p>0.9918746071669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">
                <text:p>900</text:p>
              </table:table-cell>
              <table:table-cell office:value-type="float" office:value="1.00069924719941">
                <text:p>1.00069924719941</text:p>
              </table:table-cell>
              <table:table-cell office:value-type="float" office:value="0.991874607166959">
                <text:p>0.9918746071669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1">
                <text:p>901</text:p>
              </table:table-cell>
              <table:table-cell office:value-type="float" office:value="1.00069924719941">
                <text:p>1.00069924719941</text:p>
              </table:table-cell>
              <table:table-cell office:value-type="float" office:value="0.991905489853809">
                <text:p>0.9919054898538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1">
                <text:p>901</text:p>
              </table:table-cell>
              <table:table-cell office:value-type="float" office:value="1.00069924719941">
                <text:p>1.00069924719941</text:p>
              </table:table-cell>
              <table:table-cell office:value-type="float" office:value="0.991997436035112">
                <text:p>0.9919974360351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1">
                <text:p>901</text:p>
              </table:table-cell>
              <table:table-cell office:value-type="float" office:value="1.00069924719941">
                <text:p>1.00069924719941</text:p>
              </table:table-cell>
              <table:table-cell office:value-type="float" office:value="0.992040777078589">
                <text:p>0.9920407770785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2">
                <text:p>902</text:p>
              </table:table-cell>
              <table:table-cell office:value-type="float" office:value="1.00069924719941">
                <text:p>1.00069924719941</text:p>
              </table:table-cell>
              <table:table-cell office:value-type="float" office:value="0.992196067861897">
                <text:p>0.9921960678618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10">
                <text:p>910</text:p>
              </table:table-cell>
              <table:table-cell office:value-type="float" office:value="1.00069924719941">
                <text:p>1.00069924719941</text:p>
              </table:table-cell>
              <table:table-cell office:value-type="float" office:value="0.992451376437844">
                <text:p>0.9924513764378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11">
                <text:p>911</text:p>
              </table:table-cell>
              <table:table-cell office:value-type="float" office:value="1.00069924719941">
                <text:p>1.00069924719941</text:p>
              </table:table-cell>
              <table:table-cell office:value-type="float" office:value="0.992469625298255">
                <text:p>0.9924696252982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11">
                <text:p>911</text:p>
              </table:table-cell>
              <table:table-cell office:value-type="float" office:value="1.00069924719941">
                <text:p>1.00069924719941</text:p>
              </table:table-cell>
              <table:table-cell office:value-type="float" office:value="0.992561132805029">
                <text:p>0.9925611328050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11">
                <text:p>911</text:p>
              </table:table-cell>
              <table:table-cell office:value-type="float" office:value="1.00069924719941">
                <text:p>1.00069924719941</text:p>
              </table:table-cell>
              <table:table-cell office:value-type="float" office:value="0.992590173058856">
                <text:p>0.9925901730588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12">
                <text:p>912</text:p>
              </table:table-cell>
              <table:table-cell office:value-type="float" office:value="1.00069924719941">
                <text:p>1.00069924719941</text:p>
              </table:table-cell>
              <table:table-cell office:value-type="float" office:value="0.992618686903249">
                <text:p>0.9926186869032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12">
                <text:p>912</text:p>
              </table:table-cell>
              <table:table-cell office:value-type="float" office:value="1.00069924719941">
                <text:p>1.00069924719941</text:p>
              </table:table-cell>
              <table:table-cell office:value-type="float" office:value="0.992658430815587">
                <text:p>0.9926584308155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13">
                <text:p>913</text:p>
              </table:table-cell>
              <table:table-cell office:value-type="float" office:value="1.00069924719941">
                <text:p>1.00069924719941</text:p>
              </table:table-cell>
              <table:table-cell office:value-type="float" office:value="0.992744060083671">
                <text:p>0.9927440600836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13">
                <text:p>913</text:p>
              </table:table-cell>
              <table:table-cell office:value-type="float" office:value="1.00069924719941">
                <text:p>1.00069924719941</text:p>
              </table:table-cell>
              <table:table-cell office:value-type="float" office:value="0.993223092669468">
                <text:p>0.9932230926694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23">
                <text:p>923</text:p>
              </table:table-cell>
              <table:table-cell office:value-type="float" office:value="1.00069924719941">
                <text:p>1.00069924719941</text:p>
              </table:table-cell>
              <table:table-cell office:value-type="float" office:value="0.993253273477071">
                <text:p>0.9932532734770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23">
                <text:p>923</text:p>
              </table:table-cell>
              <table:table-cell office:value-type="float" office:value="1.00069924719941">
                <text:p>1.00069924719941</text:p>
              </table:table-cell>
              <table:table-cell office:value-type="float" office:value="0.994304513118649">
                <text:p>0.9943045131186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23">
                <text:p>923</text:p>
              </table:table-cell>
              <table:table-cell office:value-type="float" office:value="1.00069924719941">
                <text:p>1.00069924719941</text:p>
              </table:table-cell>
              <table:table-cell office:value-type="float" office:value="0.994329166627186">
                <text:p>0.9943291666271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70">
                <text:p>1070</text:p>
              </table:table-cell>
              <table:table-cell office:value-type="float" office:value="1.00069924719941">
                <text:p>1.00069924719941</text:p>
              </table:table-cell>
              <table:table-cell office:value-type="float" office:value="0.995177914106123">
                <text:p>0.9951779141061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71">
                <text:p>1071</text:p>
              </table:table-cell>
              <table:table-cell office:value-type="float" office:value="1.00069924719941">
                <text:p>1.00069924719941</text:p>
              </table:table-cell>
              <table:table-cell office:value-type="float" office:value="0.995300830709182">
                <text:p>0.9953008307091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71">
                <text:p>1071</text:p>
              </table:table-cell>
              <table:table-cell office:value-type="float" office:value="1.00069924719941">
                <text:p>1.00069924719941</text:p>
              </table:table-cell>
              <table:table-cell office:value-type="float" office:value="0.997451827395259">
                <text:p>0.9974518273952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71">
                <text:p>1071</text:p>
              </table:table-cell>
              <table:table-cell office:value-type="float" office:value="1.00069924719941">
                <text:p>1.00069924719941</text:p>
              </table:table-cell>
              <table:table-cell office:value-type="float" office:value="0.997467268738684">
                <text:p>0.9974672687386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71">
                <text:p>1071</text:p>
              </table:table-cell>
              <table:table-cell office:value-type="float" office:value="1">
                <text:p>1</text:p>
              </table:table-cell>
              <table:table-cell office:value-type="float" office:value="0.997467268738684">
                <text:p>0.9974672687386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71">
                <text:p>1071</text:p>
              </table:table-cell>
              <table:table-cell office:value-type="float" office:value="1">
                <text:p>1</text:p>
              </table:table-cell>
              <table:table-cell office:value-type="float" office:value="0.997504819278377">
                <text:p>0.9975048192783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72">
                <text:p>1072</text:p>
              </table:table-cell>
              <table:table-cell office:value-type="float" office:value="1">
                <text:p>1</text:p>
              </table:table-cell>
              <table:table-cell office:value-type="float" office:value="0.997705205803278">
                <text:p>0.9977052058032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72">
                <text:p>1072</text:p>
              </table:table-cell>
              <table:table-cell office:value-type="float" office:value="1">
                <text:p>1</text:p>
              </table:table-cell>
              <table:table-cell office:value-type="float" office:value="0.998598434879468">
                <text:p>0.9985984348794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72">
                <text:p>1072</text:p>
              </table:table-cell>
              <table:table-cell office:value-type="float" office:value="1">
                <text:p>1</text:p>
              </table:table-cell>
              <table:table-cell office:value-type="float" office:value="0.998609664947413">
                <text:p>0.9986096649474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72">
                <text:p>1072</text:p>
              </table:table-cell>
              <table:table-cell office:value-type="float" office:value="1">
                <text:p>1</text:p>
              </table:table-cell>
              <table:table-cell office:value-type="float" office:value="0.999106683188904">
                <text:p>0.9991066831889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72">
                <text:p>1072</text:p>
              </table:table-cell>
              <table:table-cell office:value-type="float" office:value="1">
                <text:p>1</text:p>
              </table:table-cell>
              <table:table-cell office:value-type="float" office:value="0.999176783378657">
                <text:p>0.9991767833786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2">
                <text:p>10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